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50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52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50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50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50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50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50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51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50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50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51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51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50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51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51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51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51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5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5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5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50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50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50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50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50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5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7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5"/>
    <style:style style:name="ce55" style:family="table-cell" style:parent-style-name="Default" style:data-style-name="N5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53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50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50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5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5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50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8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1" style:family="table-cell" style:parent-style-name="Default" style:data-style-name="N49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4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4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49">
      <style:text-properties style:text-underline-style="solid" style:text-underline-type="single" fo:font-weight="bold" style:font-weight-asian="bold" style:font-weight-complex="bold"/>
    </style:style>
    <style:style style:name="ce76" style:family="table-cell" style:parent-style-name="Default" style:data-style-name="N4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4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9" style:family="table-cell" style:parent-style-name="Excel_32_Built-in_32_Normal" style:data-style-name="N47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80" style:family="table-cell" style:parent-style-name="Default" style:data-style-name="N48">
      <style:table-cell-properties fo:background-color="#E2EFDA"/>
      <style:text-properties style:font-name="Abyssinica SIL" style:font-name-asian="Abyssinica SIL" style:font-name-complex="Abyssinica SIL"/>
    </style:style>
    <style:style style:name="ce81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2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83" style:family="table-cell" style:parent-style-name="Default" style:data-style-name="N49">
      <style:table-cell-properties fo:background-color="#E2EFDA"/>
      <style:text-properties style:font-name="Abyssinica SIL" style:font-name-asian="Abyssinica SIL" style:font-name-complex="Abyssinica SIL"/>
    </style:style>
    <style:style style:name="ce84" style:family="table-cell" style:parent-style-name="Default" style:data-style-name="N46"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50">
      <style:table-cell-properties fo:background-color="#E2EFDA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50">
      <style:table-cell-properties fo:border-top="none" fo:border-bottom="thin solid #000000" fo:border-left="none" fo:border-right="none" fo:background-color="#E2EFDA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36">
      <style:table-cell-properties fo:background-color="#FCE4D6"/>
      <style:text-properties style:font-name="Abyssinica SIL" style:font-name-asian="Abyssinica SIL" style:font-name-complex="Abyssinica SIL"/>
    </style:style>
    <style:style style:name="ce88" style:family="table-cell" style:parent-style-name="Default" style:data-style-name="N48">
      <style:table-cell-properties fo:background-color="#FCE4D6"/>
      <style:text-properties style:font-name="Abyssinica SIL" style:font-name-asian="Abyssinica SIL" style:font-name-complex="Abyssinica SIL"/>
    </style:style>
    <style:style style:name="ce89" style:family="table-cell" style:parent-style-name="Default" style:data-style-name="N14">
      <style:table-cell-properties fo:background-color="#FCE4D6"/>
      <style:text-properties style:font-name="Abyssinica SIL" style:font-name-asian="Abyssinica SIL" style:font-name-complex="Abyssinica SIL"/>
    </style:style>
    <style:style style:name="ce90" style:family="table-cell" style:parent-style-name="Default" style:data-style-name="N49">
      <style:table-cell-properties fo:background-color="#FCE4D6"/>
      <style:text-properties style:font-name="Abyssinica SIL" style:font-name-asian="Abyssinica SIL" style:font-name-complex="Abyssinica SIL"/>
    </style:style>
    <style:style style:name="ce91" style:family="table-cell" style:parent-style-name="Default" style:data-style-name="N50">
      <style:table-cell-properties fo:background-color="#FCE4D6"/>
      <style:text-properties style:font-name="Abyssinica SIL" style:font-name-asian="Abyssinica SIL" style:font-name-complex="Abyssinica SIL"/>
    </style:style>
    <style:style style:name="ce92" style:family="table-cell" style:parent-style-name="Default" style:data-style-name="N0">
      <style:table-cell-properties fo:background-color="#FCE4D6"/>
      <style:text-properties style:font-name="Abyssinica SIL" style:font-name-asian="Abyssinica SIL" style:font-name-complex="Abyssinica SIL"/>
    </style:style>
    <style:style style:name="ce93" style:family="table-cell" style:parent-style-name="Excel_32_Built-in_32_Normal" style:data-style-name="N47">
      <style:table-cell-properties style:vertical-align="automatic" fo:background-color="#FCE4D6"/>
      <style:text-properties style:font-name="Abyssinica SIL" style:font-name-asian="Abyssinica SIL" style:font-name-complex="Abyssinica SIL" fo:font-size="10pt" style:font-size-asian="10pt" style:font-size-complex="10pt"/>
    </style:style>
    <style:style style:name="ce94" style:family="table-cell" style:parent-style-name="Default" style:data-style-name="N46">
      <style:table-cell-properties fo:background-color="#E2EFDA"/>
      <style:text-properties style:font-name="Abyssinica SIL" style:font-name-asian="Abyssinica SIL" style:font-name-complex="Abyssinica SIL"/>
    </style:style>
    <style:style style:name="ce95" style:family="table-cell" style:parent-style-name="Default" style:data-style-name="N0">
      <style:table-cell-properties fo:background-color="#E2EFDA"/>
      <style:text-properties style:font-name="Abyssinica SIL" style:font-name-asian="Abyssinica SIL" style:font-name-complex="Abyssinica SIL"/>
    </style:style>
    <style:style style:name="ce96" style:family="table-cell" style:parent-style-name="Default" style:data-style-name="N50">
      <style:table-cell-properties style:vertical-align="middle" fo:background-color="#E2EFDA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97" style:family="table-cell" style:parent-style-name="Default" style:data-style-name="N45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8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9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0" style:family="table-cell" style:parent-style-name="Default" style:data-style-name="N38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1" style:family="table-cell" style:parent-style-name="Default" style:data-style-name="N39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3" style:family="table-cell" style:parent-style-name="Default" style:data-style-name="N40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4" style:family="table-cell" style:parent-style-name="Excel_32_Built-in_32_Normal" style:data-style-name="N40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5" style:family="table-cell" style:parent-style-name="Excel_32_Built-in_32_Normal" style:data-style-name="N41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6" style:family="table-cell" style:parent-style-name="Excel_32_Built-in_32_Normal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7" style:family="table-cell" style:parent-style-name="Excel_32_Built-in_32_Normal" style:data-style-name="N40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8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9" style:family="table-cell" style:parent-style-name="Default" style:data-style-name="N43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0" style:family="table-cell" style:parent-style-name="Excel_32_Built-in_32_Normal" style:data-style-name="N42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1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2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3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4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7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11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9" style:family="table-cell" style:parent-style-name="Default" style:data-style-name="N40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0" style:family="table-cell" style:parent-style-name="Default" style:data-style-name="N45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1" style:family="table-cell" style:parent-style-name="Default" style:data-style-name="N43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2" style:family="table-cell" style:parent-style-name="Default" style:data-style-name="N42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53458333333333cm" style:use-optimal-column-width="true"/>
    </style:style>
    <style:style style:name="co18" style:family="table-column">
      <style:table-column-properties fo:break-before="auto" style:column-width="2.06375cm" style:use-optimal-column-width="true"/>
    </style:style>
    <style:style style:name="co19" style:family="table-column">
      <style:table-column-properties fo:break-before="auto" style:column-width="1.93145833333333cm" style:use-optimal-column-width="true"/>
    </style:style>
    <style:style style:name="co20" style:family="table-column">
      <style:table-column-properties fo:break-before="auto" style:column-width="0.449791666666667cm"/>
    </style:style>
    <style:style style:name="co21" style:family="table-column">
      <style:table-column-properties fo:break-before="auto" style:column-width="1.95791666666667cm"/>
    </style:style>
    <style:style style:name="co22" style:family="table-column">
      <style:table-column-properties fo:break-before="auto" style:column-width="6.29708333333333cm"/>
    </style:style>
    <style:style style:name="co23" style:family="table-column">
      <style:table-column-properties fo:break-before="auto" style:column-width="2.27541666666667cm"/>
    </style:style>
    <style:style style:name="co24" style:family="table-column">
      <style:table-column-properties fo:break-before="auto" style:column-width="2.51354166666667cm"/>
    </style:style>
    <style:style style:name="co25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2" table:default-cell-style-name="ce42"/>
        <table:table-column table:style-name="co14" table:default-cell-style-name="ce42"/>
        <table:table-column table:style-name="co11" table:default-cell-style-name="ce69"/>
        <table:table-column table:style-name="co17" table:default-cell-style-name="ce70"/>
        <table:table-column table:style-name="co8" table:default-cell-style-name="ce42"/>
        <table:table-column table:style-name="co18" table:default-cell-style-name="ce71"/>
        <table:table-column table:style-name="co19" table:number-columns-repeated="2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AP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324608.63066423085" table:formula="of:=[.H9]+[.F8]-[.G8]" table:style-name="ce43">
            <text:p>324.608,63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324608.63066423085" table:formula="of:=[.H10]+[.F9]-[.G9]" table:style-name="ce43">
            <text:p>324.608,63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4-2025 Kira 1/12<text:s/></text:p>
          </table:table-cell>
          <table:table-cell table:style-name="ce80"/>
          <table:table-cell table:style-name="ce81"/>
          <table:table-cell table:style-name="ce82"/>
          <table:table-cell office:value-type="float" office:value="21086.2761636295" table:formula="of:=[.F12]+([.F12]*[.D11])" table:style-name="ce83">
            <text:p>21.086,28<text:s/></text:p>
          </table:table-cell>
          <table:table-cell table:style-name="ce43"/>
          <table:table-cell office:value-type="float" office:value="324608.63066423085" table:formula="of:=[.H11]+[.F10]-[.G10]" table:style-name="ce43">
            <text:p>324.608,63</text:p>
          </table:table-cell>
          <table:table-cell table:number-columns-repeated="16376"/>
        </table:table-row>
        <table:table-row table:style-name="ro4">
          <table:table-cell office:value-type="date" office:date-value="2024-12-03T00:00:00" table:style-name="ce84">
            <text:p>3.12.2024</text:p>
          </table:table-cell>
          <table:table-cell office:value-type="string" table:style-name="ce53">
            <text:p>11 tf</text:p>
          </table:table-cell>
          <table:table-cell office:value-type="float" office:value="2850" table:style-name="ce69">
            <text:p>2850,00<text:s/></text:p>
          </table:table-cell>
          <table:table-cell office:value-type="percentage" office:value="5.555555555555558E-2" table:formula="of:=([.C11]/[.C13])-1" table:style-name="ce70">
            <text:p>5,56%</text:p>
          </table:table-cell>
          <table:table-cell table:style-name="ce42"/>
          <table:table-cell office:value-type="float" office:value="15974.860763189552" table:formula="of:=[.H12]*[.D11]" table:style-name="ce71">
            <text:p>15.974,86<text:s/></text:p>
          </table:table-cell>
          <table:table-cell table:style-name="ce43"/>
          <table:table-cell office:value-type="float" office:value="303522.35450060136" table:formula="of:=[.H12]+[.F11]-[.G11]" table:style-name="ce43">
            <text:p>303.522,35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4-2025 Kira 1/12<text:s/></text:p>
          </table:table-cell>
          <table:table-cell table:style-name="ce80"/>
          <table:table-cell table:style-name="ce81"/>
          <table:table-cell table:style-name="ce82"/>
          <table:table-cell office:value-type="float" office:value="19976.472155017422" table:formula="of:=[.F14]+([.F14]*[.D13])" table:style-name="ce83">
            <text:p>19.976,47<text:s/></text:p>
          </table:table-cell>
          <table:table-cell table:style-name="ce43"/>
          <table:table-cell office:value-type="float" office:value="287547.4937374118" table:formula="of:=[.H13]+[.F12]-[.G12]" table:style-name="ce43">
            <text:p>287.547,49</text:p>
          </table:table-cell>
          <table:table-cell table:number-columns-repeated="16376"/>
        </table:table-row>
        <table:table-row table:style-name="ro4">
          <table:table-cell office:value-type="date" office:date-value="2024-11-03T00:00:00" table:style-name="ce84">
            <text:p>3.11.2024</text:p>
          </table:table-cell>
          <table:table-cell office:value-type="string" table:style-name="ce53">
            <text:p>10 tf</text:p>
          </table:table-cell>
          <table:table-cell office:value-type="float" office:value="2700" table:style-name="ce69">
            <text:p>2700,00<text:s/></text:p>
          </table:table-cell>
          <table:table-cell office:value-type="percentage" office:value="4.8543689320388328E-2" table:formula="of:=([.C13]/[.C15])-1" table:style-name="ce70">
            <text:p>4,85%</text:p>
          </table:table-cell>
          <table:table-cell table:style-name="ce42"/>
          <table:table-cell office:value-type="float" office:value="12387.547295481216" table:formula="of:=[.H14]*[.D13]" table:style-name="ce71">
            <text:p>12.387,55<text:s/></text:p>
          </table:table-cell>
          <table:table-cell table:style-name="ce43"/>
          <table:table-cell office:value-type="float" office:value="267571.02158239437" table:formula="of:=[.H14]+[.F13]-[.G13]" table:style-name="ce43">
            <text:p>267.571,02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4-2025 Kira 1/12<text:s/></text:p>
          </table:table-cell>
          <table:table-cell table:style-name="ce80"/>
          <table:table-cell table:style-name="ce81"/>
          <table:table-cell table:style-name="ce82"/>
          <table:table-cell office:value-type="float" office:value="19051.635481174024" table:formula="of:=[.F16]+([.F16]*[.D15])" table:style-name="ce83">
            <text:p>19.051,64<text:s/></text:p>
          </table:table-cell>
          <table:table-cell table:style-name="ce43"/>
          <table:table-cell office:value-type="float" office:value="255183.47428691314" table:formula="of:=[.H15]+[.F14]-[.G14]" table:style-name="ce43">
            <text:p>255.183,47</text:p>
          </table:table-cell>
          <table:table-cell table:number-columns-repeated="16376"/>
        </table:table-row>
        <table:table-row table:style-name="ro4">
          <table:table-cell office:value-type="date" office:date-value="2024-10-03T00:00:00" table:style-name="ce84">
            <text:p>3.10.2024</text:p>
          </table:table-cell>
          <table:table-cell office:value-type="string" table:style-name="ce53">
            <text:p>09 tf</text:p>
          </table:table-cell>
          <table:table-cell office:value-type="float" office:value="2575" table:style-name="ce69">
            <text:p>2575,00<text:s/></text:p>
          </table:table-cell>
          <table:table-cell office:value-type="percentage" office:value="4.9589539158860996E-2" table:formula="of:=([.C15]/[.C17])-1" table:style-name="ce70">
            <text:p>4,96%</text:p>
          </table:table-cell>
          <table:table-cell table:style-name="ce42"/>
          <table:table-cell office:value-type="float" office:value="11156.426993827663" table:formula="of:=[.H16]*[.D15]" table:style-name="ce71">
            <text:p>11.156,43<text:s/></text:p>
          </table:table-cell>
          <table:table-cell table:style-name="ce43"/>
          <table:table-cell office:value-type="float" office:value="236131.83880573913" table:formula="of:=[.H16]+[.F15]-[.G15]" table:style-name="ce43">
            <text:p>236.131,84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4-2025 Kira 1/12<text:s/></text:p>
          </table:table-cell>
          <table:table-cell table:style-name="ce80"/>
          <table:table-cell table:style-name="ce81"/>
          <table:table-cell table:style-name="ce82"/>
          <table:table-cell office:value-type="float" office:value="18151.51044325572" table:formula="of:=[.F18]+([.F18]*[.D17])" table:style-name="ce83">
            <text:p>18.151,51<text:s/></text:p>
          </table:table-cell>
          <table:table-cell table:style-name="ce43"/>
          <table:table-cell office:value-type="float" office:value="224975.41181191147" table:formula="of:=[.H17]+[.F16]-[.G16]" table:style-name="ce43">
            <text:p>224.975,41</text:p>
          </table:table-cell>
          <table:table-cell table:number-columns-repeated="16376"/>
        </table:table-row>
        <table:table-row table:style-name="ro4">
          <table:table-cell office:value-type="date" office:date-value="2024-09-03T00:00:00" table:style-name="ce84">
            <text:p>3.09.2024</text:p>
          </table:table-cell>
          <table:table-cell office:value-type="string" table:style-name="ce53">
            <text:p>08 tf</text:p>
          </table:table-cell>
          <table:table-cell office:value-type="float" office:value="2453.34" table:style-name="ce69">
            <text:p>2453,34<text:s/></text:p>
          </table:table-cell>
          <table:table-cell office:value-type="percentage" office:value="2.4744162733386421E-2" table:formula="of:=([.C17]/[.C19])-1" table:style-name="ce70">
            <text:p>2,47%</text:p>
          </table:table-cell>
          <table:table-cell table:style-name="ce42"/>
          <table:table-cell office:value-type="float" office:value="4994.1092213387683" table:formula="of:=[.H18]*[.D17]" table:style-name="ce71">
            <text:p>4.994,11<text:s/></text:p>
          </table:table-cell>
          <table:table-cell table:style-name="ce43"/>
          <table:table-cell office:value-type="float" office:value="206823.90136865576" table:formula="of:=[.H18]+[.F17]-[.G17]" table:style-name="ce43">
            <text:p>206.823,90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4-2025 Kira 1/12<text:s/></text:p>
          </table:table-cell>
          <table:table-cell table:style-name="ce80"/>
          <table:table-cell table:style-name="ce81"/>
          <table:table-cell table:style-name="ce82"/>
          <table:table-cell office:value-type="float" office:value="17713.211846787854" table:formula="of:=[.F20]+([.F20]*[.D19])" table:style-name="ce83">
            <text:p>17.713,21<text:s/></text:p>
          </table:table-cell>
          <table:table-cell table:style-name="ce43"/>
          <table:table-cell office:value-type="float" office:value="201829.792147317" table:formula="of:=[.H19]+[.F18]-[.G18]" table:style-name="ce43">
            <text:p>201.829,79</text:p>
          </table:table-cell>
          <table:table-cell table:number-columns-repeated="16376"/>
        </table:table-row>
        <table:table-row table:style-name="ro4">
          <table:table-cell office:value-type="date" office:date-value="2024-08-03T00:00:00" table:style-name="ce84">
            <text:p>3.08.2024</text:p>
          </table:table-cell>
          <table:table-cell office:value-type="string" table:style-name="ce53">
            <text:p>07 tf</text:p>
          </table:table-cell>
          <table:table-cell office:value-type="float" office:value="2394.1" table:style-name="ce69">
            <text:p>2394,10<text:s/></text:p>
          </table:table-cell>
          <table:table-cell office:value-type="percentage" office:value="3.2255560969089547E-2" table:formula="of:=([.C19]/[.C21])-1" table:style-name="ce70">
            <text:p>3,23%</text:p>
          </table:table-cell>
          <table:table-cell table:style-name="ce42"/>
          <table:table-cell office:value-type="float" office:value="5753.2105477141859" table:formula="of:=[.H20]*[.D19]" table:style-name="ce71">
            <text:p>5.753,21<text:s/></text:p>
          </table:table-cell>
          <table:table-cell table:style-name="ce43"/>
          <table:table-cell office:value-type="float" office:value="184116.58030052914" table:formula="of:=[.H20]+[.F19]-[.G19]" table:style-name="ce43">
            <text:p>184.116,58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4-2025 Kira 1/12<text:s/></text:p>
          </table:table-cell>
          <table:table-cell table:style-name="ce80"/>
          <table:table-cell table:style-name="ce81"/>
          <table:table-cell table:style-name="ce82"/>
          <table:table-cell office:value-type="float" office:value="17159.715594226058" table:formula="of:=[.F22]+([.F22]*[.D21])" table:style-name="ce83">
            <text:p>17.159,72<text:s/></text:p>
          </table:table-cell>
          <table:table-cell table:style-name="ce43"/>
          <table:table-cell office:value-type="float" office:value="178363.36975281496" table:formula="of:=[.H21]+[.F20]-[.G20]" table:style-name="ce43">
            <text:p>178.363,37</text:p>
          </table:table-cell>
          <table:table-cell table:number-columns-repeated="16376"/>
        </table:table-row>
        <table:table-row table:style-name="ro4">
          <table:table-cell office:value-type="date" office:date-value="2024-07-03T00:00:00" table:style-name="ce84">
            <text:p>3.07.2024</text:p>
          </table:table-cell>
          <table:table-cell office:value-type="string" table:style-name="ce53">
            <text:p>haziran tf</text:p>
          </table:table-cell>
          <table:table-cell office:value-type="float" office:value="2319.29" table:style-name="ce69">
            <text:p>2319,29<text:s/></text:p>
          </table:table-cell>
          <table:table-cell office:value-type="percentage" office:value="1.6407739334312055E-2" table:formula="of:=([.C21]/[.C23])-1" table:style-name="ce70">
            <text:p>1,64%</text:p>
          </table:table-cell>
          <table:table-cell table:style-name="ce42"/>
          <table:table-cell office:value-type="float" office:value="2602.2898437442336" table:formula="of:=[.H22]*[.D21]" table:style-name="ce71">
            <text:p>2.602,29<text:s/></text:p>
          </table:table-cell>
          <table:table-cell table:style-name="ce43"/>
          <table:table-cell office:value-type="float" office:value="161203.65415858891" table:formula="of:=[.H22]+[.F21]-[.G21]" table:style-name="ce43">
            <text:p>161.203,65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12/12<text:s/></text:p>
          </table:table-cell>
          <table:table-cell table:style-name="ce80"/>
          <table:table-cell table:style-name="ce81"/>
          <table:table-cell table:style-name="ce82"/>
          <table:table-cell office:value-type="float" office:value="16882.708513676484" table:formula="of:=[.F24]+([.F24]*[.D23])" table:style-name="ce83">
            <text:p>16.882,71<text:s/></text:p>
          </table:table-cell>
          <table:table-cell table:style-name="ce43"/>
          <table:table-cell office:value-type="float" office:value="158601.36431484469" table:formula="of:=[.H23]+[.F22]-[.G22]" table:style-name="ce43">
            <text:p>158.601,36</text:p>
          </table:table-cell>
          <table:table-cell table:number-columns-repeated="16376"/>
        </table:table-row>
        <table:table-row table:style-name="ro4">
          <table:table-cell office:value-type="date" office:date-value="2024-06-03T00:00:00" table:style-name="ce84">
            <text:p>3.06.2024</text:p>
          </table:table-cell>
          <table:table-cell office:value-type="string" table:style-name="ce53">
            <text:p>mayıs tüfe</text:p>
          </table:table-cell>
          <table:table-cell office:value-type="float" office:value="2281.85" table:style-name="ce69">
            <text:p>2281,85<text:s/></text:p>
          </table:table-cell>
          <table:table-cell office:value-type="percentage" office:value="3.3680634201585402E-2" table:formula="of:=([.C23]/[.C25])-1" table:style-name="ce70">
            <text:p>3,37%</text:p>
          </table:table-cell>
          <table:table-cell table:style-name="ce42"/>
          <table:table-cell office:value-type="float" office:value="4617.6488633419485" table:formula="of:=[.H24]*[.D23]" table:style-name="ce71">
            <text:p>4.617,65<text:s/></text:p>
          </table:table-cell>
          <table:table-cell table:style-name="ce43"/>
          <table:table-cell office:value-type="float" office:value="141718.65580116821" table:formula="of:=[.H24]+[.F23]-[.G23]" table:style-name="ce43">
            <text:p>141.718,66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11/12 Mayıs</text:p>
          </table:table-cell>
          <table:table-cell table:style-name="ce80"/>
          <table:table-cell table:style-name="ce81"/>
          <table:table-cell table:style-name="ce82"/>
          <table:table-cell office:value-type="float" office:value="16332.615660074433" table:formula="of:=[.F26]+([.F26]*[.D25])" table:style-name="ce83">
            <text:p>16.332,62<text:s/></text:p>
          </table:table-cell>
          <table:table-cell table:style-name="ce43"/>
          <table:table-cell office:value-type="float" office:value="137101.00693782626" table:formula="of:=[.H25]+[.F24]-[.G24]" table:style-name="ce43">
            <text:p>137.101,01</text:p>
          </table:table-cell>
          <table:table-cell table:number-columns-repeated="16376"/>
        </table:table-row>
        <table:table-row table:style-name="ro4">
          <table:table-cell office:value-type="date" office:date-value="2024-05-03T00:00:00" table:style-name="ce84">
            <text:p>3.05.2024</text:p>
          </table:table-cell>
          <table:table-cell office:value-type="string" table:style-name="ce53">
            <text:p>nisan tüfe</text:p>
          </table:table-cell>
          <table:table-cell office:value-type="float" office:value="2207.5" table:style-name="ce69">
            <text:p>2207,50<text:s/></text:p>
          </table:table-cell>
          <table:table-cell office:value-type="percentage" office:value="3.1797594731405532E-2" table:formula="of:=([.C25]/[.C27])-1" table:style-name="ce70">
            <text:p>3,18%</text:p>
          </table:table-cell>
          <table:table-cell table:style-name="ce42"/>
          <table:table-cell office:value-type="float" office:value="3721.8000718575217" table:formula="of:=[.H26]*[.D25]" table:style-name="ce71">
            <text:p>3.721,80<text:s/></text:p>
          </table:table-cell>
          <table:table-cell table:style-name="ce43"/>
          <table:table-cell office:value-type="float" office:value="120768.39127775183" table:formula="of:=[.H26]+[.F25]-[.G25]" table:style-name="ce43">
            <text:p>120.768,39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10/12 Nisan</text:p>
          </table:table-cell>
          <table:table-cell table:style-name="ce80"/>
          <table:table-cell table:style-name="ce81"/>
          <table:table-cell table:style-name="ce82"/>
          <table:table-cell office:value-type="float" office:value="15829.2825487019" table:formula="of:=[.F28]+([.F28]*[.D27])" table:style-name="ce83">
            <text:p>15.829,28<text:s/></text:p>
          </table:table-cell>
          <table:table-cell table:style-name="ce43"/>
          <table:table-cell office:value-type="float" office:value="117046.59120589431" table:formula="of:=[.H27]+[.F26]-[.G26]" table:style-name="ce43">
            <text:p>117.046,59</text:p>
          </table:table-cell>
          <table:table-cell table:number-columns-repeated="16376"/>
        </table:table-row>
        <table:table-row table:style-name="ro4">
          <table:table-cell office:value-type="date" office:date-value="2024-04-03T00:00:00" table:style-name="ce84">
            <text:p>3.04.2024</text:p>
          </table:table-cell>
          <table:table-cell office:value-type="string" table:style-name="ce53">
            <text:p>mar tüfe</text:p>
          </table:table-cell>
          <table:table-cell office:value-type="float" office:value="2139.4699999999998" table:style-name="ce69">
            <text:p>2139,47<text:s/></text:p>
          </table:table-cell>
          <table:table-cell office:value-type="percentage" office:value="3.1626709356375349E-2" table:formula="of:=([.C27]/[.C29])-1" table:style-name="ce70">
            <text:p>3,16%</text:p>
          </table:table-cell>
          <table:table-cell table:style-name="ce42"/>
          <table:table-cell office:value-type="float" office:value="3103.0317203911345" table:formula="of:=[.H28]*[.D27]" table:style-name="ce71">
            <text:p>3.103,03<text:s/></text:p>
          </table:table-cell>
          <table:table-cell table:style-name="ce43"/>
          <table:table-cell office:value-type="float" office:value="101217.30865719241" table:formula="of:=[.H28]+[.F27]-[.G27]" table:style-name="ce43">
            <text:p>101.217,3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9/12 Mart</text:p>
          </table:table-cell>
          <table:table-cell table:style-name="ce80"/>
          <table:table-cell table:style-name="ce81"/>
          <table:table-cell table:style-name="ce82"/>
          <table:table-cell office:value-type="float" office:value="15344.002249202793" table:formula="of:=[.F30]+([.F30]*[.D29])" table:style-name="ce83">
            <text:p>15.344,00<text:s/></text:p>
          </table:table-cell>
          <table:table-cell table:style-name="ce43"/>
          <table:table-cell office:value-type="float" office:value="98114.276936801267" table:formula="of:=[.H29]+[.F28]-[.G28]" table:style-name="ce43">
            <text:p>98.114,28</text:p>
          </table:table-cell>
          <table:table-cell table:number-columns-repeated="16376"/>
        </table:table-row>
        <table:table-row table:style-name="ro4">
          <table:table-cell office:value-type="date" office:date-value="2024-03-03T00:00:00" table:style-name="ce84">
            <text:p>3.03.2024</text:p>
          </table:table-cell>
          <table:table-cell office:value-type="string" table:style-name="ce53">
            <text:p>şubat tüfe</text:p>
          </table:table-cell>
          <table:table-cell office:value-type="float" office:value="2073.88" table:style-name="ce69">
            <text:p>2073,88<text:s/></text:p>
          </table:table-cell>
          <table:table-cell office:value-type="percentage" office:value="4.5291882138285056E-2" table:formula="of:=([.C29]/[.C31])-1" table:style-name="ce70">
            <text:p>4,53%</text:p>
          </table:table-cell>
          <table:table-cell table:style-name="ce42"/>
          <table:table-cell office:value-type="float" office:value="3586.3872950352115" table:formula="of:=[.H30]*[.D29]" table:style-name="ce71">
            <text:p>3.586,39<text:s/></text:p>
          </table:table-cell>
          <table:table-cell table:style-name="ce43"/>
          <table:table-cell office:value-type="float" office:value="82770.274687598474" table:formula="of:=[.H30]+[.F29]-[.G29]" table:style-name="ce85">
            <text:p>82.770,2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8/12 Şubat</text:p>
          </table:table-cell>
          <table:table-cell table:style-name="ce80"/>
          <table:table-cell table:style-name="ce81"/>
          <table:table-cell table:style-name="ce82"/>
          <table:table-cell office:value-type="float" office:value="14679.155661110248" table:formula="of:=[.F33]+([.F33]*[.D31])" table:style-name="ce83">
            <text:p>14.679,16<text:s/></text:p>
          </table:table-cell>
          <table:table-cell table:style-name="ce43"/>
          <table:table-cell office:value-type="float" office:value="79183.887392563265" table:formula="of:=[.H31]+[.F30]-[.G30]" table:style-name="ce85">
            <text:p>79.183,89</text:p>
          </table:table-cell>
          <table:table-cell table:number-columns-repeated="16376"/>
        </table:table-row>
        <table:table-row table:style-name="ro4">
          <table:table-cell office:value-type="date" office:date-value="2024-02-03T00:00:00" table:style-name="ce84">
            <text:p>3.02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31]/[.C34])-1" table:style-name="ce70">
            <text:p>6,70%</text:p>
          </table:table-cell>
          <table:table-cell table:style-name="ce42"/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64504.731731453023" table:formula="of:=[.H32]+[.F31]-[.G31]" table:style-name="ce85">
            <text:p>64.504,73</text:p>
          </table:table-cell>
          <table:table-cell table:number-columns-repeated="16376"/>
        </table:table-row>
        <table:table-row table:style-name="ro4">
          <table:table-cell table:style-name="ce84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64504.731731453023" table:formula="of:=[.H33]+[.F32]-[.G32]" table:style-name="ce86">
            <text:p>64.504,73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/12 Ocak</text:p>
          </table:table-cell>
          <table:table-cell table:style-name="ce80"/>
          <table:table-cell table:style-name="ce81"/>
          <table:table-cell table:style-name="ce82"/>
          <table:table-cell office:value-type="float" office:value="13756.982516887518" table:formula="of:=[.F39]+([.F39]*[.D34])" table:style-name="ce83">
            <text:p>13.756,98<text:s/></text:p>
          </table:table-cell>
          <table:table-cell table:style-name="ce43"/>
          <table:table-cell office:value-type="float" office:value="64504.731731453023" table:formula="of:=[.H34]+[.F33]-[.G33]" table:style-name="ce43">
            <text:p>64.504,73</text:p>
          </table:table-cell>
          <table:table-cell table:number-columns-repeated="16376"/>
        </table:table-row>
        <table:table-row table:style-name="ro4">
          <table:table-cell office:value-type="date" office:date-value="2024-01-03T00:00:00" table:style-name="ce84">
            <text:p>3.01.2024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34]/[.C40])-1" table:style-name="ce70">
            <text:p>2,93%</text:p>
          </table:table-cell>
          <table:table-cell table:style-name="ce42"/>
          <table:table-cell office:value-type="float" office:value="1443.2450486001901" table:formula="of:=[.H35]*[.D34]" table:style-name="ce71">
            <text:p>1.443,25<text:s/></text:p>
          </table:table-cell>
          <table:table-cell table:style-name="ce43"/>
          <table:table-cell office:value-type="float" office:value="50747.749214565505" table:formula="of:=[.H35]+[.F34]-[.G34]" table:style-name="ce43">
            <text:p>50.747,75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49304.504165965314" table:formula="of:=[.H36]+[.F35]-[.G35]" table:style-name="ce43">
            <text:p>49.304,50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48674.984165965318" table:formula="of:=[.H37]+[.F36]-[.G36]" table:style-name="ce43">
            <text:p>48.674,9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48474.984165965318" table:formula="of:=[.H38]+[.F37]-[.G37]" table:style-name="ce43">
            <text:p>48.474,9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48081.53416596532" table:formula="of:=[.H39]+[.F38]-[.G38]" table:style-name="ce43">
            <text:p>48.081,53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/12 Aralık</text:p>
          </table:table-cell>
          <table:table-cell table:style-name="ce80"/>
          <table:table-cell table:style-name="ce81"/>
          <table:table-cell table:style-name="ce82"/>
          <table:table-cell office:value-type="float" office:value="13365.739610384806" table:formula="of:=[.F41]+([.F41]*[.D40])" table:style-name="ce83">
            <text:p>13.365,74<text:s/></text:p>
          </table:table-cell>
          <table:table-cell table:style-name="ce43"/>
          <table:table-cell office:value-type="float" office:value="47081.53416596532" table:formula="of:=[.H40]+[.F39]-[.G39]" table:style-name="ce43">
            <text:p>47.081,53</text:p>
          </table:table-cell>
          <table:table-cell table:number-columns-repeated="16376"/>
        </table:table-row>
        <table:table-row table:style-name="ro4">
          <table:table-cell office:value-type="date" office:date-value="2023-12-03T00:00:00" table:style-name="ce84">
            <text:p>3.12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40]/[.C42])-1" table:style-name="ce70">
            <text:p>3,28%</text:p>
          </table:table-cell>
          <table:table-cell table:style-name="ce42"/>
          <table:table-cell office:value-type="float" office:value="659.98233013049378" table:formula="of:=[.H42]*[.D40]" table:style-name="ce71">
            <text:p>659,98<text:s/></text:p>
          </table:table-cell>
          <table:table-cell table:style-name="ce43"/>
          <table:table-cell office:value-type="float" office:value="33715.794555580513" table:formula="of:=[.H41]+[.F40]-[.G40]" table:style-name="ce43">
            <text:p>33.715,7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5/12 Kasım</text:p>
          </table:table-cell>
          <table:table-cell table:style-name="ce80"/>
          <table:table-cell table:style-name="ce81"/>
          <table:table-cell table:style-name="ce82"/>
          <table:table-cell office:value-type="float" office:value="12941.128596689825" table:formula="of:=[.F47]+([.F47]*[.D42])" table:style-name="ce83">
            <text:p>12.941,13<text:s/></text:p>
          </table:table-cell>
          <table:table-cell table:style-name="ce43"/>
          <table:table-cell office:value-type="float" office:value="33055.812225450019" table:formula="of:=[.H42]+[.F41]-[.G41]" table:style-name="ce43">
            <text:p>33.055,81</text:p>
          </table:table-cell>
          <table:table-cell table:number-columns-repeated="16376"/>
        </table:table-row>
        <table:table-row table:style-name="ro4">
          <table:table-cell office:value-type="date" office:date-value="2023-11-03T00:00:00" table:style-name="ce84">
            <text:p>3.11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42]/[.C48])-1" table:style-name="ce70">
            <text:p>3,43%</text:p>
          </table:table-cell>
          <table:table-cell table:style-name="ce42"/>
          <table:table-cell office:value-type="float" office:value="667.8022984958634" table:formula="of:=[.H43]*[.D42]" table:style-name="ce71">
            <text:p>667,80<text:s/></text:p>
          </table:table-cell>
          <table:table-cell table:style-name="ce43"/>
          <table:table-cell office:value-type="float" office:value="20114.683628760191" table:formula="of:=[.H43]+[.F42]-[.G42]" table:style-name="ce43">
            <text:p>20.114,6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19446.881330264328" table:formula="of:=[.H44]+[.F43]-[.G43]" table:style-name="ce43">
            <text:p>19.446,8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19394.381330264328" table:formula="of:=[.H45]+[.F44]-[.G44]" table:style-name="ce43">
            <text:p>19.394,3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19238.361330264328" table:formula="of:=[.H46]+[.F45]-[.G45]" table:style-name="ce43">
            <text:p>19.238,3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19151.361330264328" table:formula="of:=[.H47]+[.F46]-[.G46]" table:style-name="ce43">
            <text:p>19.151,36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85">
            <text:p>2023-2024 Kira 4/12 Ekim</text:p>
          </table:table-cell>
          <table:table-cell table:style-name="ce80"/>
          <table:table-cell table:style-name="ce81"/>
          <table:table-cell table:style-name="ce82"/>
          <table:table-cell office:value-type="float" office:value="12511.486471489137" table:formula="of:=[.F50]+([.F50]*[.D48])" table:style-name="ce83">
            <text:p>12.511,49<text:s/></text:p>
          </table:table-cell>
          <table:table-cell table:style-name="ce43"/>
          <table:table-cell office:value-type="float" office:value="17681.511330264329" table:formula="of:=[.H48]+[.F47]-[.G47]" table:style-name="ce43">
            <text:p>17.681,51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84">
            <text:p>3.10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48]/[.C51])-1" table:style-name="ce70">
            <text:p>4,75%</text:p>
          </table:table-cell>
          <table:table-cell table:style-name="ce42"/>
          <table:table-cell office:value-type="float" office:value="234.58700410032961" table:formula="of:=[.H49]*[.D48]" table:style-name="ce71">
            <text:p>234,59<text:s/></text:p>
          </table:table-cell>
          <table:table-cell table:style-name="ce55"/>
          <table:table-cell office:value-type="float" office:value="5170.024858775193" table:formula="of:=[.H49]+[.F48]-[.G48]" table:style-name="ce43">
            <text:p>5.170,02</text:p>
          </table:table-cell>
          <table:table-cell table:number-columns-repeated="16376"/>
        </table:table-row>
        <table:table-row table:style-name="ro4">
          <table:table-cell table:style-name="ce84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50000" table:style-name="ce55">
            <text:p>50.000,00</text:p>
          </table:table-cell>
          <table:table-cell office:value-type="float" office:value="4935.437854674863" table:formula="of:=[.H50]+[.F49]-[.G49]" table:style-name="ce43">
            <text:p>4.935,44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3/12 Eylül</text:p>
          </table:table-cell>
          <table:table-cell table:style-name="ce80"/>
          <table:table-cell table:style-name="ce81"/>
          <table:table-cell table:style-name="ce82"/>
          <table:table-cell office:value-type="float" office:value="11943.784727617103" table:formula="of:=[.F52]+([.F52]*[.D51])" table:style-name="ce83">
            <text:p>11.943,78<text:s/></text:p>
          </table:table-cell>
          <table:table-cell table:style-name="ce43"/>
          <table:table-cell office:value-type="float" office:value="54935.437854674863" table:formula="of:=[.H51]+[.F50]-[.G50]" table:style-name="ce43">
            <text:p>54.935,44</text:p>
          </table:table-cell>
          <table:table-cell table:number-columns-repeated="16376"/>
        </table:table-row>
        <table:table-row table:style-name="ro4">
          <table:table-cell office:value-type="date" office:date-value="2023-09-03T00:00:00" table:style-name="ce84">
            <text:p>3.09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office:value-type="percentage" office:value="9.0867931668288549E-2" table:formula="of:=([.C51]/[.C53])-1" table:style-name="ce70">
            <text:p>9,09%</text:p>
          </table:table-cell>
          <table:table-cell table:style-name="ce42"/>
          <table:table-cell office:value-type="float" office:value="3581.1508297634668" table:formula="of:=[.H52]*[.D51]" table:style-name="ce71">
            <text:p>3.581,15<text:s/></text:p>
          </table:table-cell>
          <table:table-cell table:style-name="ce43"/>
          <table:table-cell office:value-type="float" office:value="42991.653127057762" table:formula="of:=[.H52]+[.F51]-[.G51]" table:style-name="ce43">
            <text:p>42.991,65</text:p>
          </table:table-cell>
          <table:table-cell table:number-columns-repeated="16376"/>
        </table:table-row>
        <table:table-row table:style-name="ro4">
          <table:table-cell office:value-type="date" office:date-value="2023-07-30T00:00:00" table:style-name="ce84">
            <text:p>30.07.2023</text:p>
          </table:table-cell>
          <table:table-cell office:value-type="string" table:style-name="ce85">
            <text:p>2023-2024 Kira 2/12 Ağustos</text:p>
          </table:table-cell>
          <table:table-cell table:style-name="ce80"/>
          <table:table-cell table:style-name="ce81"/>
          <table:table-cell table:style-name="ce82"/>
          <table:table-cell office:value-type="float" office:value="10948.882427363327" table:formula="of:=[.F54]+([.F54]*[.D53])" table:style-name="ce83">
            <text:p>10.948,88<text:s/></text:p>
          </table:table-cell>
          <table:table-cell table:style-name="ce43"/>
          <table:table-cell office:value-type="float" office:value="39410.502297294297" table:formula="of:=[.H53]+[.F52]-[.G52]" table:style-name="ce43">
            <text:p>39.410,50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84">
            <text:p>3.08.2023</text:p>
          </table:table-cell>
          <table:table-cell office:value-type="string" table:style-name="ce42">
            <text:p>temmuz 2023 endex</text:p>
          </table:table-cell>
          <table:table-cell office:value-type="float" office:value="1479.84" table:style-name="ce69">
            <text:p>1479,84<text:s/></text:p>
          </table:table-cell>
          <table:table-cell office:value-type="percentage" office:value="9.4888242736332673E-2" table:formula="of:=([.C53]/[.C55])-1" table:style-name="ce70">
            <text:p>9,49%</text:p>
          </table:table-cell>
          <table:table-cell table:style-name="ce42"/>
          <table:table-cell office:value-type="float" office:value="2466.619869930968" table:formula="of:=[.H54]*[.D53]" table:style-name="ce71">
            <text:p>2.466,62<text:s/></text:p>
          </table:table-cell>
          <table:table-cell table:style-name="ce55"/>
          <table:table-cell office:value-type="float" office:value="28461.619869930968" table:formula="of:=[.H54]+[.F53]-[.G53]" table:style-name="ce43">
            <text:p>28.461,6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85">
            <text:p>2023-2024 Kira 1/12 Temmuz</text:p>
          </table:table-cell>
          <table:table-cell table:style-name="ce80"/>
          <table:table-cell table:style-name="ce81"/>
          <table:table-cell table:style-name="ce82"/>
          <table:table-cell office:value-type="float" office:value="10000" table:style-name="ce83">
            <text:p>10.000,00<text:s/></text:p>
          </table:table-cell>
          <table:table-cell table:style-name="ce43"/>
          <table:table-cell office:value-type="float" office:value="25995" table:formula="of:=[.H55]+[.F54]-[.G54]" table:style-name="ce43">
            <text:p>25.995,00</text:p>
          </table:table-cell>
          <table:table-cell table:number-columns-repeated="16376"/>
        </table:table-row>
        <table:table-row table:style-name="ro4">
          <table:table-cell office:value-type="float" office:value="45141" table:style-name="ce42">
            <text:p>45141</text:p>
          </table:table-cell>
          <table:table-cell office:value-type="string" table:style-name="ce42">
            <text:p>haziran 2023 endex</text:p>
          </table:table-cell>
          <table:table-cell office:value-type="float" office:value="1351.59" table:style-name="ce69">
            <text:p>1351,59<text:s/></text:p>
          </table:table-cell>
          <table:table-cell office:value-type="percentage" office:value="0.59950000000000003" table:style-name="ce70">
            <text:p>59,95%</text:p>
          </table:table-cell>
          <table:table-cell table:style-name="ce42"/>
          <table:table-cell office:value-type="float" office:value="5995" table:formula="of:=[.H56]*[.D55]" table:style-name="ce71">
            <text:p>5.995,00<text:s/></text:p>
          </table:table-cell>
          <table:table-cell table:style-name="ce43"/>
          <table:table-cell office:value-type="float" office:value="15995" table:formula="of:=[.H56]+[.F55]-[.G55]" table:style-name="ce43">
            <text:p>15.995,00</text:p>
          </table:table-cell>
          <table:table-cell table:number-columns-repeated="16376"/>
        </table:table-row>
        <table:table-row table:style-name="ro4">
          <table:table-cell office:value-type="date" office:date-value="2022-07-03T00:00:00" table:style-name="ce84">
            <text:p>3.07.2022</text:p>
          </table:table-cell>
          <table:table-cell office:value-type="string" table:style-name="ce42">
            <text:p>haziran 2022 endex</text:p>
          </table:table-cell>
          <table:table-cell office:value-type="float" office:value="977.9" table:style-name="ce69">
            <text:p>977,90<text:s/></text:p>
          </table:table-cell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10000" table:formula="of:=[.H57]+[.F56]-[.G56]" table:style-name="ce43">
            <text:p>10.000,00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42">
            <text:p>2022 den kalan</text:p>
          </table:table-cell>
          <table:table-cell table:style-name="ce69"/>
          <table:table-cell table:style-name="ce70"/>
          <table:table-cell table:style-name="ce42"/>
          <table:table-cell office:value-type="float" office:value="10000" table:style-name="ce71">
            <text:p>10.000,00<text:s/></text:p>
          </table:table-cell>
          <table:table-cell table:style-name="ce43"/>
          <table:table-cell office:value-type="float" office:value="10000" table:formula="of:=[.F57]" table:style-name="ce43">
            <text:p>10.000,00</text:p>
          </table:table-cell>
          <table:table-cell table:number-columns-repeated="16376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366957.61933027027" table:formula="of:=[.H62]+[.F61]-[.G61]" table:style-name="ce43">
            <text:p>366.957,62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366957.61933027027" table:formula="of:=[.H63]+[.F62]-[.G62]" table:style-name="ce43">
            <text:p>366.957,62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366957.61933027027" table:formula="of:=[.H64]+[.F63]-[.G63]" table:style-name="ce43">
            <text:p>366.957,62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79"/>
          <table:table-cell table:style-name="ce80"/>
          <table:table-cell table:style-name="ce81"/>
          <table:table-cell table:style-name="ce82"/>
          <table:table-cell table:style-name="ce83"/>
          <table:table-cell table:style-name="ce43"/>
          <table:table-cell office:value-type="float" office:value="366957.61933027027" table:formula="of:=[.H65]+[.F64]-[.G64]" table:style-name="ce43">
            <text:p>366.957,62</text:p>
          </table:table-cell>
          <table:table-cell table:number-columns-repeated="16376"/>
        </table:table-row>
        <table:table-row table:style-name="ro4">
          <table:table-cell table:style-name="ce84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366957.61933027027" table:formula="of:=[.H66]+[.F65]-[.G65]" table:style-name="ce43">
            <text:p>366.957,62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79"/>
          <table:table-cell table:style-name="ce80"/>
          <table:table-cell table:style-name="ce81"/>
          <table:table-cell table:style-name="ce82"/>
          <table:table-cell table:style-name="ce83"/>
          <table:table-cell table:style-name="ce43"/>
          <table:table-cell office:value-type="float" office:value="366957.61933027027" table:formula="of:=[.H67]+[.F66]-[.G66]" table:style-name="ce43">
            <text:p>366.957,62</text:p>
          </table:table-cell>
          <table:table-cell table:number-columns-repeated="16376"/>
        </table:table-row>
        <table:table-row table:style-name="ro4">
          <table:table-cell table:style-name="ce84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366957.61933027027" table:formula="of:=[.H68]+[.F67]-[.G67]" table:style-name="ce43">
            <text:p>366.957,62</text:p>
          </table:table-cell>
          <table:table-cell table:number-columns-repeated="16376"/>
        </table:table-row>
        <table:table-row table:style-name="ro4">
          <table:table-cell table:style-name="ce84"/>
          <table:table-cell table:style-name="ce79"/>
          <table:table-cell table:style-name="ce80"/>
          <table:table-cell table:style-name="ce81"/>
          <table:table-cell table:style-name="ce82"/>
          <table:table-cell table:style-name="ce83"/>
          <table:table-cell table:style-name="ce43"/>
          <table:table-cell office:value-type="float" office:value="366957.61933027027" table:formula="of:=[.H69]+[.F68]-[.G68]" table:style-name="ce43">
            <text:p>366.957,62</text:p>
          </table:table-cell>
          <table:table-cell table:number-columns-repeated="16376"/>
        </table:table-row>
        <table:table-row table:style-name="ro4">
          <table:table-cell table:style-name="ce84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366957.61933027027" table:formula="of:=[.H70]+[.F69]-[.G69]" table:style-name="ce85">
            <text:p>366.957,62</text:p>
          </table:table-cell>
          <table:table-cell table:number-columns-repeated="16376"/>
        </table:table-row>
        <table:table-row table:style-name="ro4">
          <table:table-cell table:style-name="ce84"/>
          <table:table-cell table:style-name="ce79"/>
          <table:table-cell table:style-name="ce80"/>
          <table:table-cell table:style-name="ce81"/>
          <table:table-cell table:style-name="ce82"/>
          <table:table-cell table:style-name="ce83"/>
          <table:table-cell table:style-name="ce43"/>
          <table:table-cell office:value-type="float" office:value="366957.61933027027" table:formula="of:=[.H71]+[.F70]-[.G70]" table:style-name="ce85">
            <text:p>366.957,62</text:p>
          </table:table-cell>
          <table:table-cell table:number-columns-repeated="16376"/>
        </table:table-row>
        <table:table-row table:style-name="ro4">
          <table:table-cell table:style-name="ce84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366957.61933027027" table:formula="of:=[.H72]+[.F71]-[.G71]" table:style-name="ce85">
            <text:p>366.957,62</text:p>
          </table:table-cell>
          <table:table-cell table:number-columns-repeated="16376"/>
        </table:table-row>
        <table:table-row table:style-name="ro4">
          <table:table-cell table:style-name="ce84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366957.61933027027" table:formula="of:=[.H73]+[.F72]-[.G72]" table:style-name="ce43">
            <text:p>366.957,62</text:p>
          </table:table-cell>
          <table:table-cell table:number-columns-repeated="16376"/>
        </table:table-row>
        <table:table-row table:style-name="ro4">
          <table:table-cell office:value-type="date" office:date-value="2024-10-30T00:00:00" table:style-name="ce84">
            <text:p>30.10.2024</text:p>
          </table:table-cell>
          <table:table-cell office:value-type="string" table:style-name="ce53">
            <text:p>2024-25 kira temmuz-ekim tüfe farkı</text:p>
          </table:table-cell>
          <table:table-cell table:style-name="ce80"/>
          <table:table-cell table:style-name="ce81"/>
          <table:table-cell table:style-name="ce82"/>
          <table:table-cell office:value-type="float" office:value="29791.666666666664" table:formula="of:=[.F74]*[.D74]/12*5" table:style-name="ce83">
            <text:p>29.791,67<text:s/></text:p>
          </table:table-cell>
          <table:table-cell table:style-name="ce43"/>
          <table:table-cell office:value-type="float" office:value="366957.61933027027" table:formula="of:=[.H74]+[.F73]-[.G73]" table:style-name="ce43">
            <text:p>366.957,62</text:p>
          </table:table-cell>
          <table:table-cell table:number-columns-repeated="16376"/>
        </table:table-row>
        <table:table-row table:style-name="ro4">
          <table:table-cell office:value-type="date" office:date-value="2024-06-30T00:00:00" table:style-name="ce84">
            <text:p>30.06.2024</text:p>
          </table:table-cell>
          <table:table-cell office:value-type="string" table:style-name="ce53">
            <text:p>2024-25 kira temmuz-ekim<text:s/></text:p>
          </table:table-cell>
          <table:table-cell table:style-name="ce69"/>
          <table:table-cell office:value-type="percentage" office:value="0.65" table:style-name="ce70">
            <text:p>65,00%</text:p>
          </table:table-cell>
          <table:table-cell table:style-name="ce42"/>
          <table:table-cell office:value-type="float" office:value="110000" table:formula="of:=(([.F85]*[.D74])+[.F85])/12*5" table:style-name="ce71">
            <text:p>110.000,00<text:s/></text:p>
          </table:table-cell>
          <table:table-cell table:style-name="ce43"/>
          <table:table-cell office:value-type="float" office:value="337165.95266360359" table:formula="of:=[.H75]+[.F74]-[.G74]" table:style-name="ce43">
            <text:p>337.165,95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227165.95266360362" table:formula="of:=[.H76]+[.F75]-[.G75]" table:style-name="ce43">
            <text:p>227.165,95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226536.43266360363" table:formula="of:=[.H77]+[.F76]-[.G76]" table:style-name="ce43">
            <text:p>226.536,43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226336.43266360363" table:formula="of:=[.H78]+[.F77]-[.G77]" table:style-name="ce43">
            <text:p>226.336,43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225942.98266360362" table:formula="of:=[.H79]+[.F78]-[.G78]" table:style-name="ce43">
            <text:p>225.942,9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224942.98266360362" table:formula="of:=[.H80]+[.F79]-[.G79]" table:style-name="ce43">
            <text:p>224.942,9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224890.48266360362" table:formula="of:=[.H81]+[.F80]-[.G80]" table:style-name="ce43">
            <text:p>224.890,4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224734.46266360363" table:formula="of:=[.H82]+[.F81]-[.G81]" table:style-name="ce43">
            <text:p>224.734,4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224647.46266360363" table:formula="of:=[.H83]+[.F82]-[.G82]" table:style-name="ce43">
            <text:p>224.647,46</text:p>
          </table:table-cell>
          <table:table-cell table:number-columns-repeated="16376"/>
        </table:table-row>
        <table:table-row table:style-name="ro4">
          <table:table-cell office:value-type="date" office:date-value="2024-08-03T00:00:00" table:style-name="ce84">
            <text:p>3.08.2024</text:p>
          </table:table-cell>
          <table:table-cell office:value-type="string" table:style-name="ce42">
            <text:p>bakiye tüfe farkı</text:p>
          </table:table-cell>
          <table:table-cell office:value-type="float" office:value="2394.1" table:style-name="ce69">
            <text:p>2394,10<text:s/></text:p>
          </table:table-cell>
          <table:table-cell office:value-type="percentage" office:value="0.77132118467878574" table:formula="of:=([.C83]/[.C86])-1" table:style-name="ce70">
            <text:p>77,13%</text:p>
          </table:table-cell>
          <table:table-cell office:value-type="float" office:value="257182.61266360362" table:formula="of:=[.F85]+[.F83]" table:style-name="ce42">
            <text:p>257182,6127</text:p>
          </table:table-cell>
          <table:table-cell office:value-type="float" office:value="97182.612663603606" table:formula="of:=[.H84]*[.D83]" table:style-name="ce71">
            <text:p>97.182,61<text:s/></text:p>
          </table:table-cell>
          <table:table-cell table:style-name="ce55"/>
          <table:table-cell office:value-type="float" office:value="223177.61266360362" table:formula="of:=[.H84]+[.F83]-[.G83]" table:style-name="ce43">
            <text:p>223.177,61</text:p>
          </table:table-cell>
          <table:table-cell table:number-columns-repeated="16376"/>
        </table:table-row>
        <table:table-row table:style-name="ro4">
          <table:table-cell table:style-name="ce84"/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50000" table:style-name="ce55">
            <text:p>50.000,00</text:p>
          </table:table-cell>
          <table:table-cell office:value-type="float" office:value="125995" table:formula="of:=[.H85]+[.F84]-[.G84]" table:style-name="ce43">
            <text:p>125.995,00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85">
            <text:p>2023-2024 Kira 1/12 Temmuz</text:p>
          </table:table-cell>
          <table:table-cell table:style-name="ce80"/>
          <table:table-cell table:style-name="ce81"/>
          <table:table-cell table:style-name="ce82"/>
          <table:table-cell office:value-type="float" office:value="160000" table:style-name="ce83">
            <text:p>160.000,00<text:s/></text:p>
          </table:table-cell>
          <table:table-cell table:style-name="ce43"/>
          <table:table-cell office:value-type="float" office:value="175995" table:formula="of:=[.H86]+[.F85]-[.G85]" table:style-name="ce43">
            <text:p>175.995,00</text:p>
          </table:table-cell>
          <table:table-cell table:number-columns-repeated="16376"/>
        </table:table-row>
        <table:table-row table:style-name="ro4">
          <table:table-cell office:value-type="float" office:value="45141" table:style-name="ce42">
            <text:p>45141</text:p>
          </table:table-cell>
          <table:table-cell office:value-type="string" table:style-name="ce42">
            <text:p>haziran 2023 endex</text:p>
          </table:table-cell>
          <table:table-cell office:value-type="float" office:value="1351.59" table:style-name="ce69">
            <text:p>1351,59<text:s/></text:p>
          </table:table-cell>
          <table:table-cell office:value-type="percentage" office:value="0.59950000000000003" table:style-name="ce70">
            <text:p>59,95%</text:p>
          </table:table-cell>
          <table:table-cell office:value-type="float" office:value="15995" table:formula="of:=[.F88]+[.F86]" table:style-name="ce42">
            <text:p>15995</text:p>
          </table:table-cell>
          <table:table-cell office:value-type="float" office:value="5995" table:formula="of:=[.H87]*[.D86]" table:style-name="ce71">
            <text:p>5.995,00<text:s/></text:p>
          </table:table-cell>
          <table:table-cell table:style-name="ce43"/>
          <table:table-cell office:value-type="float" office:value="15995" table:formula="of:=[.H87]+[.F86]-[.G86]" table:style-name="ce43">
            <text:p>15.995,00</text:p>
          </table:table-cell>
          <table:table-cell table:number-columns-repeated="16376"/>
        </table:table-row>
        <table:table-row table:style-name="ro4">
          <table:table-cell office:value-type="date" office:date-value="2022-07-03T00:00:00" table:style-name="ce84">
            <text:p>3.07.2022</text:p>
          </table:table-cell>
          <table:table-cell office:value-type="string" table:style-name="ce42">
            <text:p>haziran 2022 endex</text:p>
          </table:table-cell>
          <table:table-cell office:value-type="float" office:value="977.9" table:style-name="ce69">
            <text:p>977,90<text:s/></text:p>
          </table:table-cell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10000" table:formula="of:=[.H88]+[.F87]-[.G87]" table:style-name="ce43">
            <text:p>10.000,00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42">
            <text:p>2022 den kalan</text:p>
          </table:table-cell>
          <table:table-cell table:style-name="ce69"/>
          <table:table-cell table:style-name="ce70"/>
          <table:table-cell table:style-name="ce42"/>
          <table:table-cell office:value-type="float" office:value="10000" table:style-name="ce71">
            <text:p>10.000,00<text:s/></text:p>
          </table:table-cell>
          <table:table-cell table:style-name="ce43"/>
          <table:table-cell office:value-type="float" office:value="10000" table:formula="of:=[.F88]" table:style-name="ce43">
            <text:p>10.000,00</text:p>
          </table:table-cell>
          <table:table-cell table:number-columns-repeated="16376"/>
        </table:table-row>
        <table:table-row table:number-rows-repeated="1048488" table:style-name="ro4">
          <table:table-cell table:number-columns-repeated="16384"/>
        </table:table-row>
      </table:table>
      <table:table table:name="LS" table:style-name="ta2">
        <table:table-column table:style-name="co12" table:default-cell-style-name="ce42"/>
        <table:table-column table:style-name="co14" table:default-cell-style-name="ce42"/>
        <table:table-column table:style-name="co17" table:default-cell-style-name="ce69"/>
        <table:table-column table:style-name="co12" table:default-cell-style-name="ce70"/>
        <table:table-column table:style-name="co8" table:default-cell-style-name="ce42"/>
        <table:table-column table:style-name="co4" table:default-cell-style-name="ce71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Kira Bedeli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87"/>
          <table:table-cell table:style-name="ce88"/>
          <table:table-cell table:style-name="ce89"/>
          <table:table-cell table:style-name="ce87"/>
          <table:table-cell office:value-type="float" office:value="0" table:style-name="ce90">
            <text:p>0,00<text:s/></text:p>
          </table:table-cell>
          <table:table-cell office:value-type="float" office:value="0" table:style-name="ce91">
            <text:p>0,00</text:p>
          </table:table-cell>
          <table:table-cell office:value-type="float" office:value="174111.00185616809" table:formula="of:=[.H8]+[.F7]-[.G7]" table:style-name="ce91">
            <text:p>174.111,00</text:p>
          </table:table-cell>
          <table:table-cell table:number-columns-repeated="16376"/>
        </table:table-row>
        <table:table-row table:style-name="ro4">
          <table:table-cell table:style-name="ce92"/>
          <table:table-cell table:style-name="ce93"/>
          <table:table-cell table:style-name="ce88"/>
          <table:table-cell table:style-name="ce89"/>
          <table:table-cell table:style-name="ce87"/>
          <table:table-cell table:style-name="ce90"/>
          <table:table-cell office:value-type="float" office:value="149188" table:style-name="ce91">
            <text:p>149.188,00</text:p>
          </table:table-cell>
          <table:table-cell office:value-type="float" office:value="174111.00185616809" table:formula="of:=[.H9]+[.F8]-[.G8]" table:style-name="ce91">
            <text:p>174.111,00</text:p>
          </table:table-cell>
          <table:table-cell table:number-columns-repeated="16376"/>
        </table:table-row>
        <table:table-row table:style-name="ro4">
          <table:table-cell table:style-name="ce92"/>
          <table:table-cell table:style-name="ce93"/>
          <table:table-cell table:style-name="ce88"/>
          <table:table-cell table:style-name="ce89"/>
          <table:table-cell table:style-name="ce87"/>
          <table:table-cell table:style-name="ce90"/>
          <table:table-cell table:style-name="ce91"/>
          <table:table-cell office:value-type="float" office:value="323299.00185616809" table:formula="of:=[.H17]+[.F9]-[.G9]" table:style-name="ce91">
            <text:p>323.299,00</text:p>
          </table:table-cell>
          <table:table-cell table:number-columns-repeated="16376"/>
        </table:table-row>
        <table:table-row table:number-rows-repeated="6" table:style-name="ro4">
          <table:table-cell table:style-name="ce92"/>
          <table:table-cell table:style-name="ce93"/>
          <table:table-cell table:style-name="ce88"/>
          <table:table-cell table:style-name="ce89"/>
          <table:table-cell table:style-name="ce87"/>
          <table:table-cell table:style-name="ce90"/>
          <table:table-cell table:number-columns-repeated="2" table:style-name="ce91"/>
          <table:table-cell table:number-columns-repeated="16376"/>
        </table:table-row>
        <table:table-row table:style-name="ro4">
          <table:table-cell office:value-type="date" office:date-value="2024-08-30T00:00:00" table:style-name="ce94">
            <text:p>30.08.2024</text:p>
          </table:table-cell>
          <table:table-cell office:value-type="string" table:style-name="ce79">
            <text:p>tüfe 9</text:p>
          </table:table-cell>
          <table:table-cell office:value-type="float" office:value="2500" table:style-name="ce80">
            <text:p>2500,00<text:s/></text:p>
          </table:table-cell>
          <table:table-cell office:value-type="percentage" office:value="1.9018970057146589E-2" table:formula="of:=([.C16]/[.C18])-1" table:style-name="ce81">
            <text:p>1,90%</text:p>
          </table:table-cell>
          <table:table-cell table:style-name="ce82"/>
          <table:table-cell office:value-type="float" office:value="6148.8140358078408" table:formula="of:=[.H17]*[.D16]" table:style-name="ce83">
            <text:p>6.148,81<text:s/></text:p>
          </table:table-cell>
          <table:table-cell table:style-name="ce85"/>
          <table:table-cell office:value-type="float" office:value="329447.81589197594" table:formula="of:=[.H17]+[.F16]-[.G16]" table:style-name="ce85">
            <text:p>329.447,82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79">
            <text:p>2024-2025 Kira 12/12 Ağustos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323299.00185616809" table:formula="of:=[.H18]+[.F17]-[.G17]" table:style-name="ce85">
            <text:p>323.299,00</text:p>
          </table:table-cell>
          <table:table-cell table:number-columns-repeated="16376"/>
        </table:table-row>
        <table:table-row table:style-name="ro4">
          <table:table-cell office:value-type="date" office:date-value="2024-08-30T00:00:00" table:style-name="ce94">
            <text:p>30.08.2024</text:p>
          </table:table-cell>
          <table:table-cell office:value-type="string" table:style-name="ce79">
            <text:p>tüfe 8</text:p>
          </table:table-cell>
          <table:table-cell office:value-type="float" office:value="2453.34" table:style-name="ce80">
            <text:p>2453,34<text:s/></text:p>
          </table:table-cell>
          <table:table-cell office:value-type="percentage" office:value="2.4744162733386421E-2" table:formula="of:=([.C18]/[.C20])-1" table:style-name="ce81">
            <text:p>2,47%</text:p>
          </table:table-cell>
          <table:table-cell table:style-name="ce82"/>
          <table:table-cell office:value-type="float" office:value="7323.6619750868304" table:formula="of:=[.H19]*[.D18]" table:style-name="ce83">
            <text:p>7.323,66<text:s/></text:p>
          </table:table-cell>
          <table:table-cell table:style-name="ce85"/>
          <table:table-cell office:value-type="float" office:value="303299.00185616809" table:formula="of:=[.H19]+[.F18]-[.G18]" table:style-name="ce85">
            <text:p>303.299,00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79">
            <text:p>2023-2024 Kira 12/12 Ağustos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295975.33988108125" table:formula="of:=[.H20]+[.F19]-[.G19]" table:style-name="ce85">
            <text:p>295.975,34</text:p>
          </table:table-cell>
          <table:table-cell table:number-columns-repeated="16376"/>
        </table:table-row>
        <table:table-row table:style-name="ro4">
          <table:table-cell office:value-type="date" office:date-value="2024-07-30T00:00:00" table:style-name="ce94">
            <text:p>30.07.2024</text:p>
          </table:table-cell>
          <table:table-cell office:value-type="string" table:style-name="ce79">
            <text:p>tüfe 7</text:p>
          </table:table-cell>
          <table:table-cell office:value-type="float" office:value="2394.1" table:style-name="ce80">
            <text:p>2394,10<text:s/></text:p>
          </table:table-cell>
          <table:table-cell office:value-type="percentage" office:value="3.2255560969089547E-2" table:formula="of:=([.C20]/[.C22])-1" table:style-name="ce81">
            <text:p>3,23%</text:p>
          </table:table-cell>
          <table:table-cell table:style-name="ce82"/>
          <table:table-cell office:value-type="float" office:value="8623.5809600700086" table:formula="of:=[.H21]*[.D20]" table:style-name="ce83">
            <text:p>8.623,58<text:s/></text:p>
          </table:table-cell>
          <table:table-cell table:style-name="ce85"/>
          <table:table-cell office:value-type="float" office:value="275975.33988108125" table:formula="of:=[.H21]+[.F20]-[.G20]" table:style-name="ce85">
            <text:p>275.975,34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79">
            <text:p>2023-2024 Kira 11/12 Temmuz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267351.75892101123" table:formula="of:=[.H22]+[.F21]-[.G21]" table:style-name="ce85">
            <text:p>267.351,76</text:p>
          </table:table-cell>
          <table:table-cell table:number-columns-repeated="16376"/>
        </table:table-row>
        <table:table-row table:style-name="ro4">
          <table:table-cell office:value-type="date" office:date-value="2024-06-30T00:00:00" table:style-name="ce94">
            <text:p>30.06.2024</text:p>
          </table:table-cell>
          <table:table-cell office:value-type="string" table:style-name="ce79">
            <text:p>tüfe 6</text:p>
          </table:table-cell>
          <table:table-cell office:value-type="float" office:value="2319.29" table:style-name="ce80">
            <text:p>2319,29<text:s/></text:p>
          </table:table-cell>
          <table:table-cell office:value-type="percentage" office:value="1.6407739334312055E-2" table:formula="of:=([.C22]/[.C24])-1" table:style-name="ce81">
            <text:p>1,64%</text:p>
          </table:table-cell>
          <table:table-cell table:style-name="ce82"/>
          <table:table-cell office:value-type="float" office:value="3992.9676125032452" table:formula="of:=[.H23]*[.D22]" table:style-name="ce83">
            <text:p>3.992,97<text:s/></text:p>
          </table:table-cell>
          <table:table-cell table:style-name="ce85"/>
          <table:table-cell office:value-type="float" office:value="247351.75892101123" table:formula="of:=[.H23]+[.F22]-[.G22]" table:style-name="ce85">
            <text:p>247.351,76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79">
            <text:p>2023-2024 Kira 10/12 Haziran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243358.79130850799" table:formula="of:=[.H24]+[.F23]-[.G23]" table:style-name="ce85">
            <text:p>243.358,79</text:p>
          </table:table-cell>
          <table:table-cell table:number-columns-repeated="16376"/>
        </table:table-row>
        <table:table-row table:style-name="ro4">
          <table:table-cell office:value-type="date" office:date-value="2024-05-30T00:00:00" table:style-name="ce94">
            <text:p>30.05.2024</text:p>
          </table:table-cell>
          <table:table-cell office:value-type="string" table:style-name="ce79">
            <text:p>tüfe 5</text:p>
          </table:table-cell>
          <table:table-cell office:value-type="float" office:value="2281.85" table:style-name="ce80">
            <text:p>2281,85<text:s/></text:p>
          </table:table-cell>
          <table:table-cell office:value-type="percentage" office:value="3.3680634201585402E-2" table:formula="of:=([.C24]/[.C26])-1" table:style-name="ce81">
            <text:p>3,37%</text:p>
          </table:table-cell>
          <table:table-cell table:style-name="ce82"/>
          <table:table-cell office:value-type="float" office:value="7277.7466239181022" table:formula="of:=[.H25]*[.D24]" table:style-name="ce83">
            <text:p>7.277,75<text:s/></text:p>
          </table:table-cell>
          <table:table-cell table:style-name="ce85"/>
          <table:table-cell office:value-type="float" office:value="223358.79130850799" table:formula="of:=[.H25]+[.F24]-[.G24]" table:style-name="ce85">
            <text:p>223.358,79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79">
            <text:p>2023-2024 Kira 9/12 Mayıs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216081.0446845899" table:formula="of:=[.H26]+[.F25]-[.G25]" table:style-name="ce85">
            <text:p>216.081,04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94">
            <text:p>30.04.2024</text:p>
          </table:table-cell>
          <table:table-cell office:value-type="string" table:style-name="ce79">
            <text:p>tüfe 4</text:p>
          </table:table-cell>
          <table:table-cell office:value-type="float" office:value="2207.5" table:style-name="ce80">
            <text:p>2207,50<text:s/></text:p>
          </table:table-cell>
          <table:table-cell office:value-type="percentage" office:value="3.1797594731405532E-2" table:formula="of:=([.C26]/[.C28])-1" table:style-name="ce81">
            <text:p>3,18%</text:p>
          </table:table-cell>
          <table:table-cell table:style-name="ce82"/>
          <table:table-cell office:value-type="float" office:value="6042.7603487622591" table:formula="of:=[.H27]*[.D26]" table:style-name="ce83">
            <text:p>6.042,76<text:s/></text:p>
          </table:table-cell>
          <table:table-cell table:style-name="ce85"/>
          <table:table-cell office:value-type="float" office:value="196081.0446845899" table:formula="of:=[.H27]+[.F26]-[.G26]" table:style-name="ce85">
            <text:p>196.081,04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79">
            <text:p>2023-2024 Kira 8/12 Nisan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190038.28433582763" table:formula="of:=[.H28]+[.F27]-[.G27]" table:style-name="ce85">
            <text:p>190.038,28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94">
            <text:p>30.03.2024</text:p>
          </table:table-cell>
          <table:table-cell office:value-type="string" table:style-name="ce79">
            <text:p>tüfe 3</text:p>
          </table:table-cell>
          <table:table-cell office:value-type="float" office:value="2139.4699999999998" table:style-name="ce80">
            <text:p>2139,47<text:s/></text:p>
          </table:table-cell>
          <table:table-cell office:value-type="percentage" office:value="3.1626709356375349E-2" table:formula="of:=([.C28]/[.C30])-1" table:style-name="ce81">
            <text:p>3,16%</text:p>
          </table:table-cell>
          <table:table-cell table:style-name="ce82"/>
          <table:table-cell office:value-type="float" office:value="5212.8849993628737" table:formula="of:=[.H29]*[.D28]" table:style-name="ce83">
            <text:p>5.212,88<text:s/></text:p>
          </table:table-cell>
          <table:table-cell table:style-name="ce85"/>
          <table:table-cell office:value-type="float" office:value="170038.28433582763" table:formula="of:=[.H29]+[.F28]-[.G28]" table:style-name="ce85">
            <text:p>170.038,28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79">
            <text:p>2023-2024 Kira 7/12 Mart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164825.39933646476" table:formula="of:=[.H30]+[.F29]-[.G29]" table:style-name="ce85">
            <text:p>164.825,40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94">
            <text:p>29.02.2024</text:p>
          </table:table-cell>
          <table:table-cell office:value-type="string" table:style-name="ce79">
            <text:p>tüfe 2</text:p>
          </table:table-cell>
          <table:table-cell office:value-type="float" office:value="2073.88" table:style-name="ce80">
            <text:p>2073,88<text:s/></text:p>
          </table:table-cell>
          <table:table-cell office:value-type="percentage" office:value="4.5291882138285056E-2" table:formula="of:=([.C30]/[.C32])-1" table:style-name="ce81">
            <text:p>4,53%</text:p>
          </table:table-cell>
          <table:table-cell table:style-name="ce82"/>
          <table:table-cell office:value-type="float" office:value="6275.1993289750453" table:formula="of:=[.H31]*[.D30]" table:style-name="ce83">
            <text:p>6.275,20<text:s/></text:p>
          </table:table-cell>
          <table:table-cell table:style-name="ce85"/>
          <table:table-cell office:value-type="float" office:value="144825.39933646476" table:formula="of:=[.H31]+[.F30]-[.G30]" table:style-name="ce85">
            <text:p>144.825,40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79">
            <text:p>2023-2024 Kira 6/12 Şubat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138550.20000748971" table:formula="of:=[.H32]+[.F31]-[.G31]" table:style-name="ce85">
            <text:p>138.550,20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94">
            <text:p>30.01.2024</text:p>
          </table:table-cell>
          <table:table-cell office:value-type="string" table:style-name="ce79">
            <text:p>tüfe 01-2024</text:p>
          </table:table-cell>
          <table:table-cell office:value-type="float" office:value="1984.02" table:style-name="ce80">
            <text:p>1984,02<text:s/></text:p>
          </table:table-cell>
          <table:table-cell office:value-type="percentage" office:value="6.7033097053856627E-2" table:formula="of:=([.C32]/[.C35])-1" table:style-name="ce81">
            <text:p>6,70%</text:p>
          </table:table-cell>
          <table:table-cell table:style-name="ce82"/>
          <table:table-cell office:value-type="float" office:value="7447.5544243170489" table:formula="of:=[.H33]*[.D32]" table:style-name="ce83">
            <text:p>7.447,55<text:s/></text:p>
          </table:table-cell>
          <table:table-cell table:style-name="ce85"/>
          <table:table-cell office:value-type="float" office:value="118550.20000748971" table:formula="of:=[.H33]+[.F32]-[.G32]" table:style-name="ce85">
            <text:p>118.550,20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79">
            <text:p>ödeme</text:p>
          </table:table-cell>
          <table:table-cell table:style-name="ce80"/>
          <table:table-cell table:style-name="ce81"/>
          <table:table-cell table:number-columns-repeated="2" table:style-name="ce83"/>
          <table:table-cell table:style-name="ce85"/>
          <table:table-cell office:value-type="float" office:value="111102.64558317266" table:formula="of:=[.H34]+[.F33]-[.G33]" table:style-name="ce85">
            <text:p>111.102,65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79">
            <text:p>2023-2024 Kira 5/12 Ocak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111102.64558317266" table:formula="of:=[.H35]+[.F34]-[.G34]" table:style-name="ce85">
            <text:p>111.102,65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94">
            <text:p>30.12.2023</text:p>
          </table:table-cell>
          <table:table-cell office:value-type="string" table:style-name="ce79">
            <text:p>tüfe 12</text:p>
          </table:table-cell>
          <table:table-cell office:value-type="float" office:value="1859.38" table:style-name="ce80">
            <text:p>1859,38<text:s/></text:p>
          </table:table-cell>
          <table:table-cell office:value-type="percentage" office:value="2.9272073069471327E-2" table:formula="of:=([.C35]/[.C41])-1" table:style-name="ce81">
            <text:p>2,93%</text:p>
          </table:table-cell>
          <table:table-cell table:style-name="ce82"/>
          <table:table-cell office:value-type="float" office:value="2590.9216504631468" table:formula="of:=[.H36]*[.D35]" table:style-name="ce83">
            <text:p>2.590,92<text:s/></text:p>
          </table:table-cell>
          <table:table-cell table:style-name="ce85"/>
          <table:table-cell office:value-type="float" office:value="91102.645583172663" table:formula="of:=[.H36]+[.F35]-[.G35]" table:style-name="ce85">
            <text:p>91.102,65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79">
            <text:p>noter ihtar masrafı</text:p>
          </table:table-cell>
          <table:table-cell table:style-name="ce80"/>
          <table:table-cell table:style-name="ce81"/>
          <table:table-cell table:style-name="ce83"/>
          <table:table-cell office:value-type="float" office:value="629.52" table:style-name="ce83">
            <text:p>629,52<text:s/></text:p>
          </table:table-cell>
          <table:table-cell table:style-name="ce85"/>
          <table:table-cell office:value-type="float" office:value="88511.723932709516" table:formula="of:=[.H37]+[.F36]-[.G36]" table:style-name="ce85">
            <text:p>88.511,72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79">
            <text:p>icraya masraf için yatan</text:p>
          </table:table-cell>
          <table:table-cell table:style-name="ce80"/>
          <table:table-cell table:style-name="ce81"/>
          <table:table-cell table:style-name="ce82"/>
          <table:table-cell office:value-type="float" office:value="200" table:style-name="ce83">
            <text:p>200,00<text:s/></text:p>
          </table:table-cell>
          <table:table-cell table:style-name="ce85"/>
          <table:table-cell office:value-type="float" office:value="87882.203932709512" table:formula="of:=[.H38]+[.F37]-[.G37]" table:style-name="ce85">
            <text:p>87.882,20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79">
            <text:p>icra başvuru harcı</text:p>
          </table:table-cell>
          <table:table-cell table:style-name="ce80"/>
          <table:table-cell table:style-name="ce81"/>
          <table:table-cell table:style-name="ce82"/>
          <table:table-cell office:value-type="float" office:value="393.45" table:style-name="ce83">
            <text:p>393,45<text:s/></text:p>
          </table:table-cell>
          <table:table-cell table:style-name="ce85"/>
          <table:table-cell office:value-type="float" office:value="87682.203932709512" table:formula="of:=[.H39]+[.F38]-[.G38]" table:style-name="ce85">
            <text:p>87.682,20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79">
            <text:p>avukat vekalet</text:p>
          </table:table-cell>
          <table:table-cell table:style-name="ce80"/>
          <table:table-cell table:style-name="ce81"/>
          <table:table-cell table:style-name="ce82"/>
          <table:table-cell office:value-type="float" office:value="1000" table:style-name="ce83">
            <text:p>1.000,00<text:s/></text:p>
          </table:table-cell>
          <table:table-cell table:style-name="ce85"/>
          <table:table-cell office:value-type="float" office:value="87288.753932709515" table:formula="of:=[.H40]+[.F39]-[.G39]" table:style-name="ce85">
            <text:p>87.288,75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79">
            <text:p>2023-2024 Kira 4/12 Aralık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86288.753932709515" table:formula="of:=[.H41]+[.F40]-[.G40]" table:style-name="ce85">
            <text:p>86.288,75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94">
            <text:p>30.11.2023</text:p>
          </table:table-cell>
          <table:table-cell office:value-type="string" table:style-name="ce79">
            <text:p>tüfe 11</text:p>
          </table:table-cell>
          <table:table-cell office:value-type="float" office:value="1806.5" table:style-name="ce80">
            <text:p>1806,50<text:s/></text:p>
          </table:table-cell>
          <table:table-cell office:value-type="percentage" office:value="3.2810972437411046E-2" table:formula="of:=([.C41]/[.C44])-1" table:style-name="ce81">
            <text:p>3,28%</text:p>
          </table:table-cell>
          <table:table-cell table:style-name="ce82"/>
          <table:table-cell office:value-type="float" office:value="2105.90179252599" table:formula="of:=[.H42]*[.D41]" table:style-name="ce83">
            <text:p>2.105,90<text:s/></text:p>
          </table:table-cell>
          <table:table-cell table:style-name="ce85"/>
          <table:table-cell office:value-type="float" office:value="66288.753932709515" table:formula="of:=[.H42]+[.F41]-[.G41]" table:style-name="ce85">
            <text:p>66.288,75</text:p>
          </table:table-cell>
          <table:table-cell table:number-columns-repeated="16376"/>
        </table:table-row>
        <table:table-row table:style-name="ro4">
          <table:table-cell table:style-name="ce94"/>
          <table:table-cell table:style-name="ce79"/>
          <table:table-cell table:style-name="ce80"/>
          <table:table-cell table:style-name="ce81"/>
          <table:table-cell table:number-columns-repeated="2" table:style-name="ce83"/>
          <table:table-cell table:style-name="ce85"/>
          <table:table-cell office:value-type="float" office:value="64182.852140183524" table:formula="of:=[.H43]+[.F42]-[.G42]" table:style-name="ce85">
            <text:p>64.182,85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85">
            <text:p>2023-2024 Kira 3/12 Kasım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64182.852140183524" table:formula="of:=[.H44]+[.F43]-[.G43]" table:style-name="ce85">
            <text:p>64.182,8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94">
            <text:p>30.10.2023</text:p>
          </table:table-cell>
          <table:table-cell office:value-type="string" table:style-name="ce79">
            <text:p>tüfe 10</text:p>
          </table:table-cell>
          <table:table-cell office:value-type="float" office:value="1749.11" table:style-name="ce80">
            <text:p>1749,11<text:s/></text:p>
          </table:table-cell>
          <table:table-cell office:value-type="percentage" office:value="3.4339814551991532E-2" table:formula="of:=([.C44]/[.C50])-1" table:style-name="ce81">
            <text:p>3,43%</text:p>
          </table:table-cell>
          <table:table-cell table:style-name="ce82"/>
          <table:table-cell office:value-type="float" office:value="1466.8592734478946" table:formula="of:=[.H45]*[.D44]" table:style-name="ce83">
            <text:p>1.466,86<text:s/></text:p>
          </table:table-cell>
          <table:table-cell table:style-name="ce85"/>
          <table:table-cell office:value-type="float" office:value="44182.852140183524" table:formula="of:=[.H45]+[.F44]-[.G44]" table:style-name="ce85">
            <text:p>44.182,85</text:p>
          </table:table-cell>
          <table:table-cell table:number-columns-repeated="16376"/>
        </table:table-row>
        <table:table-row table:style-name="ro4">
          <table:table-cell table:style-name="ce94"/>
          <table:table-cell office:value-type="string" table:style-name="ce79">
            <text:p>dv usulsüzlük cezası</text:p>
          </table:table-cell>
          <table:table-cell table:style-name="ce80"/>
          <table:table-cell table:style-name="ce81"/>
          <table:table-cell table:style-name="ce83"/>
          <table:table-cell office:value-type="float" office:value="52.5" table:style-name="ce83">
            <text:p>52,50<text:s/></text:p>
          </table:table-cell>
          <table:table-cell table:style-name="ce85"/>
          <table:table-cell office:value-type="float" office:value="42715.992866735629" table:formula="of:=[.H46]+[.F45]-[.G45]" table:style-name="ce85">
            <text:p>42.715,99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94">
            <text:p>1.01.1900</text:p>
          </table:table-cell>
          <table:table-cell office:value-type="string" table:style-name="ce79">
            <text:p>dv<text:s text:c="2"/></text:p>
          </table:table-cell>
          <table:table-cell table:style-name="ce80"/>
          <table:table-cell table:style-name="ce81"/>
          <table:table-cell table:style-name="ce82"/>
          <table:table-cell office:value-type="float" office:value="156.02000000000001" table:style-name="ce83">
            <text:p>156,02<text:s/></text:p>
          </table:table-cell>
          <table:table-cell table:style-name="ce85"/>
          <table:table-cell office:value-type="float" office:value="42663.492866735629" table:formula="of:=[.H47]+[.F46]-[.G46]" table:style-name="ce85">
            <text:p>42.663,49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4">
            <text:p>19.10.2023</text:p>
          </table:table-cell>
          <table:table-cell office:value-type="string" table:style-name="ce79">
            <text:p>icra masraf avansı</text:p>
          </table:table-cell>
          <table:table-cell table:style-name="ce80"/>
          <table:table-cell table:style-name="ce81"/>
          <table:table-cell table:style-name="ce82"/>
          <table:table-cell office:value-type="float" office:value="87" table:style-name="ce83">
            <text:p>87,00<text:s/></text:p>
          </table:table-cell>
          <table:table-cell table:style-name="ce85"/>
          <table:table-cell office:value-type="float" office:value="42507.472866735632" table:formula="of:=[.H48]+[.F47]-[.G47]" table:style-name="ce85">
            <text:p>42.507,47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4">
            <text:p>19.10.2023</text:p>
          </table:table-cell>
          <table:table-cell office:value-type="string" table:style-name="ce79">
            <text:p>icra harç</text:p>
          </table:table-cell>
          <table:table-cell table:style-name="ce80"/>
          <table:table-cell table:style-name="ce81"/>
          <table:table-cell table:style-name="ce82"/>
          <table:table-cell office:value-type="float" office:value="1469.85" table:style-name="ce83">
            <text:p>1.469,85<text:s/></text:p>
          </table:table-cell>
          <table:table-cell table:style-name="ce85"/>
          <table:table-cell office:value-type="float" office:value="42420.472866735632" table:formula="of:=[.H49]+[.F48]-[.G48]" table:style-name="ce85">
            <text:p>42.420,47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4">
            <text:p>30.09.2023</text:p>
          </table:table-cell>
          <table:table-cell office:value-type="string" table:style-name="ce85">
            <text:p>2023-2024 Kira 2/12 Ekim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40950.622866735634" table:formula="of:=[.H50]+[.F49]-[.G49]" table:style-name="ce85">
            <text:p>40.950,62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4">
            <text:p>30.09.2023</text:p>
          </table:table-cell>
          <table:table-cell office:value-type="string" table:style-name="ce79">
            <text:p>tüfe 9</text:p>
          </table:table-cell>
          <table:table-cell office:value-type="float" office:value="1691.04" table:style-name="ce80">
            <text:p>1691,04<text:s/></text:p>
          </table:table-cell>
          <table:table-cell office:value-type="percentage" office:value="4.7531143336781767E-2" table:formula="of:=([.C50]/[.C51])-1" table:style-name="ce81">
            <text:p>4,75%</text:p>
          </table:table-cell>
          <table:table-cell table:style-name="ce82"/>
          <table:table-cell office:value-type="float" office:value="950.6228667356354" table:formula="of:=[.H51]*[.D50]" table:style-name="ce83">
            <text:p>950,62<text:s/></text:p>
          </table:table-cell>
          <table:table-cell table:style-name="ce96"/>
          <table:table-cell office:value-type="float" office:value="20950.622866735634" table:formula="of:=[.H51]+[.F50]-[.G50]" table:style-name="ce85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4">
            <text:p>30.08.2023</text:p>
          </table:table-cell>
          <table:table-cell office:value-type="string" table:style-name="ce79">
            <text:p>tüfe endex 8-ağustos</text:p>
          </table:table-cell>
          <table:table-cell office:value-type="float" office:value="1614.31" table:style-name="ce80">
            <text:p>1614,31<text:s/></text:p>
          </table:table-cell>
          <table:table-cell table:style-name="ce81"/>
          <table:table-cell table:number-columns-repeated="2" table:style-name="ce83"/>
          <table:table-cell table:style-name="ce96"/>
          <table:table-cell office:value-type="float" office:value="20000" table:formula="of:=[.H52]+[.F51]-[.G51]" table:style-name="ce85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4">
            <text:p>30.08.2023</text:p>
          </table:table-cell>
          <table:table-cell office:value-type="string" table:style-name="ce85">
            <text:p>2023-2024 Kira 1/12 Eylül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85"/>
          <table:table-cell office:value-type="float" office:value="20000" table:formula="of:=[.H53]+[.F52]-[.G52]" table:style-name="ce85">
            <text:p>20.000,00</text:p>
          </table:table-cell>
          <table:table-cell table:number-columns-repeated="16376"/>
        </table:table-row>
        <table:table-row table:number-rows-repeated="1048524" table:style-name="ro4">
          <table:table-cell table:number-columns-repeated="16384"/>
        </table:table-row>
      </table:table>
      <table:table table:name="Slnk" table:style-name="ta3">
        <table:table-column table:style-name="co20" table:default-cell-style-name="ce97"/>
        <table:table-column table:style-name="co21" table:default-cell-style-name="ce103"/>
        <table:table-column table:style-name="co22" table:default-cell-style-name="ce97"/>
        <table:table-column table:style-name="co16" table:default-cell-style-name="ce98"/>
        <table:table-column table:style-name="co23" table:default-cell-style-name="ce99"/>
        <table:table-column table:style-name="co24" table:default-cell-style-name="ce98"/>
        <table:table-column table:style-name="co25" table:default-cell-style-name="ce100"/>
        <table:table-column table:style-name="co6" table:number-columns-repeated="2" table:default-cell-style-name="ce101"/>
        <table:table-column table:style-name="co6" table:number-columns-repeated="3" table:default-cell-style-name="ce100"/>
        <table:table-column table:style-name="co6" table:number-columns-repeated="1007" table:default-cell-style-name="ce97"/>
        <table:table-column table:style-name="co6" table:number-columns-repeated="3" table:default-cell-style-name="ce102"/>
        <table:table-column table:style-name="co13" table:number-columns-repeated="15362" table:default-cell-style-name="ce102"/>
        <table:table-row table:style-name="ro7">
          <table:table-cell table:style-name="ce97"/>
          <table:table-cell office:value-type="float" office:value="2024" table:style-name="ce2">
            <text:p>2024</text:p>
          </table:table-cell>
          <table:table-cell table:style-name="ce97"/>
          <table:table-cell table:style-name="ce98"/>
          <table:table-cell table:style-name="ce99"/>
          <table:table-cell table:style-name="ce98"/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97"/>
          <table:table-cell table:style-name="ce103"/>
          <table:table-cell office:value-type="string" table:style-name="ce103">
            <text:p>SELANİK DOĞUŞ 2024 HESAPLARI</text:p>
          </table:table-cell>
          <table:table-cell table:style-name="ce98"/>
          <table:table-cell table:style-name="ce99"/>
          <table:table-cell table:style-name="ce98"/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table:style-name="ce104"/>
          <table:table-cell table:style-name="ce105"/>
          <table:table-cell office:value-type="string" table:style-name="ce106">
            <text:p>Slnk-Ödeme</text:p>
          </table:table-cell>
          <table:table-cell office:value-type="string" table:style-name="ce99">
            <text:p>DĞŞ-Ödeme</text:p>
          </table:table-cell>
          <table:table-cell office:value-type="string" table:style-name="ce106">
            <text:p>BAKİYE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table:style-name="ce107"/>
          <table:table-cell office:value-type="string" table:style-name="ce108">
            <text:p>2023 den <text:s/>DEVİR DOĞUŞ ALACAKLI</text:p>
          </table:table-cell>
          <table:table-cell table:style-name="ce106"/>
          <table:table-cell office:value-type="float" office:value="67412.98" table:style-name="ce101">
            <text:p>67.412,98</text:p>
          </table:table-cell>
          <table:table-cell office:value-type="float" office:value="67412.98" table:formula="of:=[.E5]-[.D5]" table:style-name="ce109">
            <text:p>67.412,98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table:style-name="ce103"/>
          <table:table-cell table:style-name="ce105"/>
          <table:table-cell table:style-name="ce110"/>
          <table:table-cell table:style-name="ce99"/>
          <table:table-cell office:value-type="float" office:value="67412.98" table:formula="of:=[.F5]+[.E6]-[.D6]" table:style-name="ce109">
            <text:p>67.412,98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1-15T00:00:00" table:style-name="ce103">
            <text:p>15.01.24</text:p>
          </table:table-cell>
          <table:table-cell office:value-type="string" table:style-name="ce102">
            <text:p>kredi için</text:p>
          </table:table-cell>
          <table:table-cell office:value-type="float" office:value="3450" table:style-name="ce111">
            <text:p>3450</text:p>
          </table:table-cell>
          <table:table-cell table:style-name="ce99"/>
          <table:table-cell office:value-type="float" office:value="63962.979999999996" table:formula="of:=[.F6]+[.E7]-[.D7]" table:style-name="ce109">
            <text:p>63.962,98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table:style-name="ce103"/>
          <table:table-cell office:value-type="string" table:style-name="ce102">
            <text:p>krediye ödenen</text:p>
          </table:table-cell>
          <table:table-cell table:style-name="ce111"/>
          <table:table-cell office:value-type="float" office:value="3467" table:style-name="ce99">
            <text:p>3.467,00</text:p>
          </table:table-cell>
          <table:table-cell office:value-type="float" office:value="67429.98" table:formula="of:=[.F7]+[.E8]-[.D8]" table:style-name="ce109">
            <text:p>67.429,98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1-20T00:00:00" table:style-name="ce103">
            <text:p>20.01.24</text:p>
          </table:table-cell>
          <table:table-cell office:value-type="string" table:style-name="ce97">
            <text:p>pide 20-1-2024 e kadar</text:p>
          </table:table-cell>
          <table:table-cell table:style-name="ce98"/>
          <table:table-cell office:value-type="float" office:value="1324" table:style-name="ce99">
            <text:p>1.324,00</text:p>
          </table:table-cell>
          <table:table-cell office:value-type="float" office:value="68753.98" table:formula="of:=[.F8]+[.E9]-[.D9]" table:style-name="ce109">
            <text:p>68.753,98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2-16T00:00:00" table:style-name="ce103">
            <text:p>16.02.24</text:p>
          </table:table-cell>
          <table:table-cell office:value-type="string" table:style-name="ce97">
            <text:p>pide 16-2-2024 e kadar</text:p>
          </table:table-cell>
          <table:table-cell table:style-name="ce98"/>
          <table:table-cell office:value-type="float" office:value="815.38" table:style-name="ce99">
            <text:p>815,38</text:p>
          </table:table-cell>
          <table:table-cell office:value-type="float" office:value="69569.36" table:formula="of:=[.F9]+[.E10]-[.D10]" table:style-name="ce109">
            <text:p>69.569,36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2-16T00:00:00" table:style-name="ce103">
            <text:p>16.02.24</text:p>
          </table:table-cell>
          <table:table-cell office:value-type="string" table:style-name="ce97">
            <text:p>kredi için</text:p>
          </table:table-cell>
          <table:table-cell office:value-type="float" office:value="3400" table:style-name="ce98">
            <text:p>3.400,00</text:p>
          </table:table-cell>
          <table:table-cell table:style-name="ce99"/>
          <table:table-cell office:value-type="float" office:value="66169.36" table:formula="of:=[.F10]+[.E11]-[.D11]" table:style-name="ce109">
            <text:p>66.169,36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2-16T00:00:00" table:style-name="ce103">
            <text:p>16.02.24</text:p>
          </table:table-cell>
          <table:table-cell office:value-type="string" table:style-name="ce97">
            <text:p>krediye ödenen</text:p>
          </table:table-cell>
          <table:table-cell table:style-name="ce98"/>
          <table:table-cell office:value-type="float" office:value="3467" table:style-name="ce99">
            <text:p>3.467,00</text:p>
          </table:table-cell>
          <table:table-cell office:value-type="float" office:value="69636.36" table:formula="of:=[.F11]+[.E12]-[.D12]" table:style-name="ce109">
            <text:p>69.636,36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3-15T00:00:00" table:style-name="ce103">
            <text:p>15.03.24</text:p>
          </table:table-cell>
          <table:table-cell office:value-type="string" table:style-name="ce102">
            <text:p>kredi için</text:p>
          </table:table-cell>
          <table:table-cell office:value-type="float" office:value="3450" table:style-name="ce111">
            <text:p>3450</text:p>
          </table:table-cell>
          <table:table-cell table:style-name="ce112"/>
          <table:table-cell office:value-type="float" office:value="66186.36" table:formula="of:=[.F12]+[.E13]-[.D13]" table:style-name="ce109">
            <text:p>66.186,36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3-15T00:00:00" table:style-name="ce103">
            <text:p>15.03.24</text:p>
          </table:table-cell>
          <table:table-cell office:value-type="string" table:style-name="ce111">
            <text:p>krediye ödenen peri havale</text:p>
          </table:table-cell>
          <table:table-cell table:style-name="ce111"/>
          <table:table-cell office:value-type="float" office:value="3450" table:style-name="ce112">
            <text:p>3.450,</text:p>
          </table:table-cell>
          <table:table-cell office:value-type="float" office:value="69636.36" table:formula="of:=[.F13]+[.E14]-[.D14]" table:style-name="ce109">
            <text:p>69.636,36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3-25T00:00:00" table:style-name="ce113">
            <text:p>25.03.24</text:p>
          </table:table-cell>
          <table:table-cell office:value-type="string" table:style-name="ce102">
            <text:p>pide 25-3-2024 e kadar</text:p>
          </table:table-cell>
          <table:table-cell table:style-name="ce111"/>
          <table:table-cell office:value-type="float" office:value="686.95" table:style-name="ce112">
            <text:p>686,95</text:p>
          </table:table-cell>
          <table:table-cell office:value-type="float" office:value="70323.31" table:formula="of:=[.F14]+[.E15]-[.D15]" table:style-name="ce109">
            <text:p>70.323,31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3-26T00:00:00" table:style-name="ce103">
            <text:p>26.03.24</text:p>
          </table:table-cell>
          <table:table-cell office:value-type="string" table:style-name="ce97">
            <text:p>silim makinesi için motrcudan alınan</text:p>
          </table:table-cell>
          <table:table-cell office:value-type="float" office:value="1000" table:style-name="ce98">
            <text:p>1.000,00</text:p>
          </table:table-cell>
          <table:table-cell table:style-name="ce99"/>
          <table:table-cell office:value-type="float" office:value="69323.31" table:formula="of:=[.F15]+[.E16]-[.D16]" table:style-name="ce109">
            <text:p>69.323,31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4-02T00:00:00" table:style-name="ce103">
            <text:p>02.04.24</text:p>
          </table:table-cell>
          <table:table-cell office:value-type="string" table:style-name="ce97">
            <text:p>maliye usulsüzlük ceza ödemesi banka kartından<text:s/></text:p>
          </table:table-cell>
          <table:table-cell office:value-type="float" office:value="103.12" table:style-name="ce98">
            <text:p>103,12</text:p>
          </table:table-cell>
          <table:table-cell table:style-name="ce99"/>
          <table:table-cell office:value-type="float" office:value="69220.19" table:formula="of:=[.F16]+[.E17]-[.D17]" table:style-name="ce109">
            <text:p>69.220,19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4-02T00:00:00" table:style-name="ce103">
            <text:p>02.04.24</text:p>
          </table:table-cell>
          <table:table-cell office:value-type="string" table:style-name="ce97">
            <text:p>alumba YGV ali balcı kartı ile ödeme</text:p>
          </table:table-cell>
          <table:table-cell office:value-type="float" office:value="2273.0700000000002" table:style-name="ce98">
            <text:p>2.273,07</text:p>
          </table:table-cell>
          <table:table-cell table:style-name="ce99"/>
          <table:table-cell office:value-type="float" office:value="66947.12" table:formula="of:=[.F17]+[.E18]-[.D18]" table:style-name="ce109">
            <text:p>66.947,12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4-08T00:00:00" table:style-name="ce103">
            <text:p>08.04.24</text:p>
          </table:table-cell>
          <table:table-cell office:value-type="string" table:style-name="ce97">
            <text:p>kredi için<text:s/></text:p>
          </table:table-cell>
          <table:table-cell office:value-type="float" office:value="2500" table:style-name="ce98">
            <text:p>2.500,00</text:p>
          </table:table-cell>
          <table:table-cell table:style-name="ce99"/>
          <table:table-cell office:value-type="float" office:value="64447.119999999995" table:formula="of:=[.F18]+[.E19]-[.D19]" table:style-name="ce109">
            <text:p>64.447,12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4-15T00:00:00" table:style-name="ce103">
            <text:p>15.04.24</text:p>
          </table:table-cell>
          <table:table-cell office:value-type="string" table:style-name="ce97">
            <text:p>kredi için pervine işten havale</text:p>
          </table:table-cell>
          <table:table-cell table:style-name="ce98"/>
          <table:table-cell office:value-type="float" office:value="3467" table:style-name="ce99">
            <text:p>3.467,00</text:p>
          </table:table-cell>
          <table:table-cell office:value-type="float" office:value="67914.12" table:formula="of:=[.F19]+[.E20]-[.D20]" table:style-name="ce109">
            <text:p>67.914,12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4-15T00:00:00" table:style-name="ce103">
            <text:p>15.04.24</text:p>
          </table:table-cell>
          <table:table-cell office:value-type="string" table:style-name="ce102">
            <text:p>et-soğan 1/2 kg et 240 dnzkk + 1/2 kg soğan 20 nkt = <text:s/>9 pide</text:p>
          </table:table-cell>
          <table:table-cell table:style-name="ce111"/>
          <table:table-cell office:value-type="float" office:value="260" table:style-name="ce114">
            <text:p>260,00</text:p>
          </table:table-cell>
          <table:table-cell office:value-type="float" office:value="68174.12" table:formula="of:=[.F20]+[.E21]-[.D21]" table:style-name="ce109">
            <text:p>68.174,12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4-20T00:00:00" table:style-name="ce103">
            <text:p>20.04.24</text:p>
          </table:table-cell>
          <table:table-cell office:value-type="string" table:style-name="ce102">
            <text:p>pide</text:p>
          </table:table-cell>
          <table:table-cell table:style-name="ce111"/>
          <table:table-cell office:value-type="float" office:value="259" table:style-name="ce114">
            <text:p>259,00</text:p>
          </table:table-cell>
          <table:table-cell office:value-type="float" office:value="68433.119999999995" table:formula="of:=[.F21]+[.E22]-[.D22]" table:style-name="ce109">
            <text:p>68.433,12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4-23T00:00:00" table:style-name="ce103">
            <text:p>23.04.24</text:p>
          </table:table-cell>
          <table:table-cell office:value-type="string" table:style-name="ce102">
            <text:p>pide</text:p>
          </table:table-cell>
          <table:table-cell table:style-name="ce111"/>
          <table:table-cell office:value-type="float" office:value="265" table:style-name="ce114">
            <text:p>265,00</text:p>
          </table:table-cell>
          <table:table-cell office:value-type="float" office:value="68698.12" table:formula="of:=[.F22]+[.E23]-[.D23]" table:style-name="ce109">
            <text:p>68.698,12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4-29T00:00:00" table:style-name="ce103">
            <text:p>29.04.24</text:p>
          </table:table-cell>
          <table:table-cell office:value-type="string" table:style-name="ce97">
            <text:p>pide</text:p>
          </table:table-cell>
          <table:table-cell table:style-name="ce98"/>
          <table:table-cell office:value-type="float" office:value="270" table:style-name="ce99">
            <text:p>270,00</text:p>
          </table:table-cell>
          <table:table-cell office:value-type="float" office:value="68968.12" table:formula="of:=[.F23]+[.E24]-[.D24]" table:style-name="ce109">
            <text:p>68.968,12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4-30T00:00:00" table:style-name="ce103">
            <text:p>30.04.24</text:p>
          </table:table-cell>
          <table:table-cell office:value-type="string" table:style-name="ce97">
            <text:p>pide</text:p>
          </table:table-cell>
          <table:table-cell table:style-name="ce98"/>
          <table:table-cell office:value-type="float" office:value="270" table:style-name="ce99">
            <text:p>270,00</text:p>
          </table:table-cell>
          <table:table-cell office:value-type="float" office:value="69238.12" table:formula="of:=[.F24]+[.E25]-[.D25]" table:style-name="ce109">
            <text:p>69.238,12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table:style-name="ce103"/>
          <table:table-cell table:style-name="ce97"/>
          <table:table-cell table:style-name="ce98"/>
          <table:table-cell table:style-name="ce99"/>
          <table:table-cell office:value-type="float" office:value="69238.12" table:formula="of:=[.F25]+[.E26]-[.D26]" table:style-name="ce109">
            <text:p>69.238,12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table:style-name="ce103"/>
          <table:table-cell table:style-name="ce97"/>
          <table:table-cell table:style-name="ce98"/>
          <table:table-cell table:style-name="ce99"/>
          <table:table-cell office:value-type="float" office:value="69238.12" table:formula="of:=[.F26]+[.E27]-[.D27]" table:style-name="ce109">
            <text:p>69.238,12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5-15T00:00:00" table:style-name="ce103">
            <text:p>15.05.24</text:p>
          </table:table-cell>
          <table:table-cell office:value-type="string" table:style-name="ce97">
            <text:p>ali balcı krediyi direk pervin hesaba yatırmış - bakü-kıbrıs</text:p>
          </table:table-cell>
          <table:table-cell table:style-name="ce98"/>
          <table:table-cell table:style-name="ce99"/>
          <table:table-cell office:value-type="float" office:value="69238.12" table:formula="of:=[.F27]+[.E28]-[.D28]" table:style-name="ce109">
            <text:p>69.238,12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6-13T00:00:00" table:style-name="ce103">
            <text:p>13.06.24</text:p>
          </table:table-cell>
          <table:table-cell office:value-type="string" table:style-name="ce102">
            <text:p>ali balcıdan kredi için</text:p>
          </table:table-cell>
          <table:table-cell office:value-type="float" office:value="3450" table:style-name="ce111">
            <text:p>3450</text:p>
          </table:table-cell>
          <table:table-cell table:style-name="ce115"/>
          <table:table-cell office:value-type="float" office:value="65788.12" table:formula="of:=[.F28]+[.E29]-[.D29]" table:style-name="ce109">
            <text:p>65.788,12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office:value-type="date" office:date-value="2024-06-13T00:00:00" table:style-name="ce103">
            <text:p>13.06.24</text:p>
          </table:table-cell>
          <table:table-cell office:value-type="string" table:style-name="ce102">
            <text:p>pervin ziraat 5004 e havale kredi için 3450</text:p>
          </table:table-cell>
          <table:table-cell table:style-name="ce111"/>
          <table:table-cell office:value-type="float" office:value="3467" table:style-name="ce116">
            <text:p>3467</text:p>
          </table:table-cell>
          <table:table-cell office:value-type="float" office:value="69255.12" table:formula="of:=[.F29]+[.E30]-[.D30]" table:style-name="ce109">
            <text:p>69.255,12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table:style-name="ce103"/>
          <table:table-cell table:style-name="ce102"/>
          <table:table-cell table:style-name="ce111"/>
          <table:table-cell table:style-name="ce116"/>
          <table:table-cell office:value-type="float" office:value="69255.12" table:formula="of:=[.F30]+[.E31]-[.D31]" table:style-name="ce109">
            <text:p>69.255,12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table:style-name="ce103"/>
          <table:table-cell table:style-name="ce102"/>
          <table:table-cell table:style-name="ce111"/>
          <table:table-cell table:style-name="ce115"/>
          <table:table-cell office:value-type="float" office:value="69255.12" table:formula="of:=[.F31]+[.E32]-[.D32]" table:style-name="ce109">
            <text:p>69.255,12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table:style-name="ce103"/>
          <table:table-cell table:style-name="ce97"/>
          <table:table-cell table:style-name="ce98"/>
          <table:table-cell table:style-name="ce116"/>
          <table:table-cell office:value-type="float" office:value="69255.12" table:formula="of:=[.F32]+[.E33]-[.D33]" table:style-name="ce109">
            <text:p>69.255,12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table:style-name="ce103"/>
          <table:table-cell table:style-name="ce117"/>
          <table:table-cell table:style-name="ce111"/>
          <table:table-cell table:style-name="ce118"/>
          <table:table-cell office:value-type="float" office:value="69255.12" table:formula="of:=[.F33]+[.E34]-[.D34]" table:style-name="ce109">
            <text:p>69.255,12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table:style-name="ce103"/>
          <table:table-cell table:style-name="ce117"/>
          <table:table-cell table:style-name="ce111"/>
          <table:table-cell table:style-name="ce118"/>
          <table:table-cell table:style-name="ce109"/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table:style-name="ce103"/>
          <table:table-cell table:style-name="ce102"/>
          <table:table-cell table:style-name="ce111"/>
          <table:table-cell table:style-name="ce118"/>
          <table:table-cell table:style-name="ce109"/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table:style-name="ce103"/>
          <table:table-cell table:style-name="ce102"/>
          <table:table-cell table:style-name="ce111"/>
          <table:table-cell table:style-name="ce99"/>
          <table:table-cell table:style-name="ce109"/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table:style-name="ce103"/>
          <table:table-cell table:style-name="ce97"/>
          <table:table-cell table:style-name="ce98"/>
          <table:table-cell table:style-name="ce99"/>
          <table:table-cell table:style-name="ce109"/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table:style-name="ce103"/>
          <table:table-cell table:style-name="ce102"/>
          <table:table-cell table:style-name="ce98"/>
          <table:table-cell table:style-name="ce99"/>
          <table:table-cell table:style-name="ce109"/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number-rows-repeated="20" table:style-name="ro8">
          <table:table-cell table:style-name="ce97"/>
          <table:table-cell table:style-name="ce103"/>
          <table:table-cell table:style-name="ce97"/>
          <table:table-cell table:style-name="ce98"/>
          <table:table-cell table:style-name="ce99"/>
          <table:table-cell table:style-name="ce109"/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table:style-name="ce119"/>
          <table:table-cell office:value-type="string" table:style-name="ce120">
            <text:p>Yıl içi Toplamı Selanik Borçlu</text:p>
          </table:table-cell>
          <table:table-cell office:value-type="float" office:value="19626.190000000002" table:formula="of:=SUM([.D7:.D58])" table:style-name="ce121">
            <text:p>19.626,19</text:p>
          </table:table-cell>
          <table:table-cell office:value-type="float" office:value="21468.33" table:formula="of:=SUM([.E7:.E57])" table:style-name="ce121">
            <text:p>21.468,33</text:p>
          </table:table-cell>
          <table:table-cell office:value-type="float" office:value="1842.1399999999994" table:formula="of:=[.E60]-[.D60]" table:style-name="ce122">
            <text:p>1.842,14</text:p>
          </table:table-cell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style-name="ro8">
          <table:table-cell table:style-name="ce97"/>
          <table:table-cell table:style-name="ce103"/>
          <table:table-cell table:style-name="ce97"/>
          <table:table-cell table:style-name="ce98"/>
          <table:table-cell table:style-name="ce99"/>
          <table:table-cell table:style-name="ce109"/>
          <table:table-cell table:style-name="ce100"/>
          <table:table-cell table:number-columns-repeated="2" table:style-name="ce101"/>
          <table:table-cell table:number-columns-repeated="3" table:style-name="ce100"/>
          <table:table-cell table:number-columns-repeated="1007" table:style-name="ce97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9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P0">
      <number:number number:decimal-places="0" number:min-decimal-places="0" number:min-integer-digits="1" number:grouping="true"/>
    </number:number-style>
    <number:number-style style:name="N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8P0"/>
    </number:number-style>
    <number:number-style style:name="N39P0">
      <number:number number:decimal-places="2" number:min-decimal-places="2" number:min-integer-digits="1" number:grouping="true"/>
    </number:number-style>
    <number:number-style style:name="N39">
      <style:text-properties fo:color="#FF0000"/>
      <number:number number:decimal-places="2" number:min-decimal-places="2" number:min-integer-digits="1" number:grouping="true"/>
      <style:map style:condition="value()&gt;=0" style:apply-style-name="N39P0"/>
    </number:number-style>
    <number:date-style style:name="N40P0">
      <number:day number:style="long"/>
      <number:text>.</number:text>
      <number:month number:style="long"/>
      <number:text>.</number:text>
      <number:year/>
    </number:date-style>
    <number:text-style style:name="N40">
      <number:text-content/>
      <style:map style:condition="value()&gt;=0" style:apply-style-name="N40P0"/>
    </number:text-style>
    <number:date-style style:name="N41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2P0">
      <number:number number:decimal-places="2" number:min-decimal-places="2" number:min-integer-digits="1" number:grouping="true"/>
    </number:number-style>
    <number:number-style style:name="N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2P0"/>
    </number:number-style>
    <number:number-style style:name="N43P0" number:language="tr" number:country="TR">
      <number:number number:decimal-places="2" number:min-decimal-places="2" number:min-integer-digits="1" number:grouping="true"/>
    </number:number-style>
    <number:number-style style:name="N43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3P0"/>
    </number:number-style>
    <number:number-style style:name="N44">
      <number:number number:decimal-places="2" number:min-decimal-places="0" number:min-integer-digits="1" number:grouping="true" number:decimal-replacement=""/>
    </number:number-style>
    <number:date-style style:name="N45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46">
      <number:day/>
      <number:text>.</number:text>
      <number:month number:style="long"/>
      <number:text>.</number:text>
      <number:year number:style="long"/>
    </number:date-style>
    <number:number-style style:name="N47" number:language="tr" number:country="TR">
      <number:number number:decimal-places="2" number:min-decimal-places="2" number:min-integer-digits="1" number:grouping="true"/>
    </number:number-style>
    <number:number-style style:name="N48P0">
      <number:number number:decimal-places="2" number:min-decimal-places="2" number:min-integer-digits="1"/>
      <number:text> </number:text>
    </number:number-style>
    <number:number-style style:name="N48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48P0"/>
    </number:number-style>
    <number:number-style style:name="N49P0">
      <number:number number:decimal-places="2" number:min-decimal-places="2" number:min-integer-digits="1" number:grouping="true"/>
      <number:text> </number:text>
    </number:number-style>
    <number:number-style style:name="N4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9P0"/>
    </number:number-style>
    <number:number-style style:name="N50" number:language="en" number:country="US">
      <number:number number:decimal-places="2" number:min-decimal-places="2" number:min-integer-digits="1" number:grouping="true"/>
    </number:number-style>
    <number:percentage-style style:name="N51" number:language="en" number:country="US">
      <number:number number:decimal-places="2" number:min-decimal-places="2" number:min-integer-digits="1"/>
      <number:text>%</number:text>
    </number:percentage-style>
    <number:date-style style:name="N52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53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9-26T02:07:58Z</dc:date>
    <meta:print-date>2024-01-05T08:34:57Z</meta:print-date>
    <meta:editing-cycles>163</meta:editing-cycles>
    <meta:editing-duration>PT44684S</meta:editing-duration>
  </office:meta>
</office:document-meta>
</file>